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language="en" fo:country="US" style:font-name-asian="Noto Sans CJK SC Regular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t" fo:country="E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amm2tabel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K1];[.L1];[.M1];[.N1];[.O1];[.P1];[.Q1];[.R1];&quot;&quot;&quot;]=&quot;&quot;&quot;;[.A1];[.B1];[.C1];[.D1];[.E1];[.F1];[.G1];[.H1];[.I1];&quot;&quot;&quot;;&quot;)" office:value-type="string" office:string-value="data[&quot;00000000&quot;]=&quot;FLRF FLRU UD DF&quot;;" calcext:value-type="string">
            <text:p>data["00000000"]="FLRF FLRU UD DF";</text:p>
          </table:table-cell>
          <table:table-cell table:number-columns-repeated="3"/>
          <table:table-cell table:number-columns-repeated="2"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2];[.L2];[.M2];[.N2];[.O2];[.P2];[.Q2];[.R2];&quot;&quot;&quot;]=&quot;&quot;&quot;;[.A2];[.B2];[.C2];[.D2];[.E2];[.F2];[.G2];[.H2];[.I2];&quot;&quot;&quot;;&quot;)" office:value-type="string" office:string-value="data[&quot;00010020&quot;]=&quot;FLR*B BLU UR*D DF&quot;;" calcext:value-type="string">
            <text:p>data["00010020"]="FLR*B BLU UR*D DF";</text:p>
          </table:table-cell>
          <table:table-cell table:number-columns-repeated="3"/>
          <table:table-cell office:value-type="string" calcext:value-type="string">
            <text:p>L L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3];[.L3];[.M3];[.N3];[.O3];[.P3];[.Q3];[.R3];&quot;&quot;&quot;]=&quot;&quot;&quot;;[.A3];[.B3];[.C3];[.D3];[.E3];[.F3];[.G3];[.H3];[.I3];&quot;&quot;&quot;;&quot;)" office:value-type="string" office:string-value="data[&quot;00011022&quot;]=&quot;FLF FU UD DL LF FR*F&quot;;" calcext:value-type="string">
            <text:p>data["00011022"]="FLF FU UD DL LF FR*F";</text:p>
          </table:table-cell>
          <table:table-cell table:number-columns-repeated="3"/>
          <table:table-cell office:value-type="string" calcext:value-type="string">
            <text:p>L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4];[.L4];[.M4];[.N4];[.O4];[.P4];[.Q4];[.R4];&quot;&quot;&quot;]=&quot;&quot;&quot;;[.A4];[.B4];[.C4];[.D4];[.E4];[.F4];[.G4];[.H4];[.I4];&quot;&quot;&quot;;&quot;)" office:value-type="string" office:string-value="data[&quot;00011121&quot;]=&quot;FLF FRB*U UL*F FL&quot;;" calcext:value-type="string">
            <text:p>data["00011121"]="FLF FRB*U UL*F FL";</text:p>
          </table:table-cell>
          <table:table-cell/>
          <table:table-cell table:style-name="ce2"/>
          <table:table-cell/>
          <table:table-cell table:number-columns-repeated="2"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U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5];[.L5];[.M5];[.N5];[.O5];[.P5];[.Q5];[.R5];&quot;&quot;&quot;]=&quot;&quot;&quot;;[.A5];[.B5];[.C5];[.D5];[.E5];[.F5];[.G5];[.H5];[.I5];&quot;&quot;&quot;;&quot;)" office:value-type="string" office:string-value="data[&quot;00012201&quot;]=&quot;FLD DLFRD DBU U&quot;;" calcext:value-type="string">
            <text:p>data["00012201"]="FLD DLFRD DBU U";</text:p>
          </table:table-cell>
          <table:table-cell table:number-columns-repeated="3"/>
          <table:table-cell office:value-type="string" calcext:value-type="string">
            <text:p>F F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6];[.L6];[.M6];[.N6];[.O6];[.P6];[.Q6];[.R6];&quot;&quot;&quot;]=&quot;&quot;&quot;;[.A6];[.B6];[.C6];[.D6];[.E6];[.F6];[.G6];[.H6];[.I6];&quot;&quot;&quot;;&quot;)" office:value-type="string" office:string-value="data[&quot;00020121&quot;]=&quot;FLF FL LD DL LD DRB&quot;;" calcext:value-type="string">
            <text:p>data["00020121"]="FLF FL LD DL LD DRB";</text:p>
          </table:table-cell>
          <table:table-cell table:number-columns-repeated="3"/>
          <table:table-cell office:value-type="string" calcext:value-type="string">
            <text:p>F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7];[.L7];[.M7];[.N7];[.O7];[.P7];[.Q7];[.R7];&quot;&quot;&quot;]=&quot;&quot;&quot;;[.A7];[.B7];[.C7];[.D7];[.E7];[.F7];[.G7];[.H7];[.I7];&quot;&quot;&quot;;&quot;)" office:value-type="string" office:string-value="data[&quot;00100020&quot;]=&quot;LFR*F*LR RU UD DF*&quot;;" calcext:value-type="string">
            <text:p>data["00100020"]="LFR*F*LR RU UD DF*";</text:p>
          </table:table-cell>
          <table:table-cell table:number-columns-repeated="3"/>
          <table:table-cell table:number-columns-repeated="2"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8];[.L8];[.M8];[.N8];[.O8];[.P8];[.Q8];[.R8];&quot;&quot;&quot;]=&quot;&quot;&quot;;[.A8];[.B8];[.C8];[.D8];[.E8];[.F8];[.G8];[.H8];[.I8];&quot;&quot;&quot;;&quot;)" office:value-type="string" office:string-value="data[&quot;00102000&quot;]=&quot;LFR*F*LR RU UD DF&quot;;" calcext:value-type="string">
            <text:p>data["00102000"]="LFR*F*LR RU UD DF";</text:p>
          </table:table-cell>
          <table:table-cell table:number-columns-repeated="3"/>
          <table:table-cell office:value-type="string" calcext:value-type="string">
            <text:p>R R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U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NCATENATE(&quot;data[&quot;&quot;&quot;;[.K9];[.L9];[.M9];[.N9];[.O9];[.P9];[.Q9];[.R9];&quot;&quot;&quot;]=&quot;&quot;&quot;;[.A9];[.B9];[.C9];[.D9];[.E9];[.F9];[.G9];[.H9];[.I9];&quot;&quot;&quot;;&quot;)" office:value-type="string" office:string-value="data[&quot;00110022&quot;]=&quot;LB BRFL*B BR*BU U&quot;;" calcext:value-type="string">
            <text:p>data["00110022"]="LB BRFL*B BR*BU U";</text:p>
          </table:table-cell>
          <table:table-cell table:number-columns-repeated="3"/>
          <table:table-cell office:value-type="string" calcext:value-type="string">
            <text:p>R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*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0];[.L10];[.M10];[.N10];[.O10];[.P10];[.Q10];[.R10];&quot;&quot;&quot;]=&quot;&quot;&quot;;[.A10];[.B10];[.C10];[.D10];[.E10];[.F10];[.G10];[.H10];[.I10];&quot;&quot;&quot;;&quot;)" office:value-type="string" office:string-value="data[&quot;00110100&quot;]=&quot;FLFR*B BLF*L LB*&quot;;" calcext:value-type="string">
            <text:p>data["00110100"]="FLFR*B BLF*L LB*";</text:p>
          </table:table-cell>
          <table:table-cell table:number-columns-repeated="3"/>
          <table:table-cell table:number-columns-repeated="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1];[.L11];[.M11];[.N11];[.O11];[.P11];[.Q11];[.R11];&quot;&quot;&quot;]=&quot;&quot;&quot;;[.A11];[.B11];[.C11];[.D11];[.E11];[.F11];[.G11];[.H11];[.I11];&quot;&quot;&quot;;&quot;)" office:value-type="string" office:string-value="data[&quot;00111012&quot;]=&quot;FLF FRBLR RB BL*&quot;;" calcext:value-type="string">
            <text:p>data["00111012"]="FLF FRBLR RB BL*";</text:p>
          </table:table-cell>
          <table:table-cell table:number-columns-repeated="3"/>
          <table:table-cell office:value-type="string" calcext:value-type="string">
            <text:p>B B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NCATENATE(&quot;data[&quot;&quot;&quot;;[.K12];[.L12];[.M12];[.N12];[.O12];[.P12];[.Q12];[.R12];&quot;&quot;&quot;]=&quot;&quot;&quot;;[.A12];[.B12];[.C12];[.D12];[.E12];[.F12];[.G12];[.H12];[.I12];&quot;&quot;&quot;;&quot;)" office:value-type="string" office:string-value="data[&quot;00112200&quot;]=&quot;FLRFU URFBL&quot;;" calcext:value-type="string">
            <text:p>data["00112200"]="FLRFU URFBL";</text:p>
          </table:table-cell>
          <table:table-cell table:number-columns-repeated="3"/>
          <table:table-cell office:value-type="string" calcext:value-type="string">
            <text:p>B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3];[.L13];[.M13];[.N13];[.O13];[.P13];[.Q13];[.R13];&quot;&quot;&quot;]=&quot;&quot;&quot;;[.A13];[.B13];[.C13];[.D13];[.E13];[.F13];[.G13];[.H13];[.I13];&quot;&quot;&quot;;&quot;)" office:value-type="string" office:string-value="data[&quot;00112221&quot;]=&quot;FLF FR RBU UL*F FL&quot;;" calcext:value-type="string">
            <text:p>data["00112221"]="FLF FR RBU UL*F FL";</text:p>
          </table:table-cell>
          <table:table-cell table:number-columns-repeated="3"/>
          <table:table-cell office:value-type="string" calcext:value-type="string">
            <text:p>U U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4];[.L14];[.M14];[.N14];[.O14];[.P14];[.Q14];[.R14];&quot;&quot;&quot;]=&quot;&quot;&quot;;[.A14];[.B14];[.C14];[.D14];[.E14];[.F14];[.G14];[.H14];[.I14];&quot;&quot;&quot;;&quot;)" office:value-type="string" office:string-value="data[&quot;00120000&quot;]=&quot;FLFBLF*BLB*&quot;;" calcext:value-type="string">
            <text:p>data["00120000"]="FLFBLF*BLB*";</text:p>
          </table:table-cell>
          <table:table-cell table:number-columns-repeated="3"/>
          <table:table-cell office:value-type="string" calcext:value-type="string">
            <text:p>D D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15];[.L15];[.M15];[.N15];[.O15];[.P15];[.Q15];[.R15];&quot;&quot;&quot;]=&quot;&quot;&quot;;[.A15];[.B15];[.C15];[.D15];[.E15];[.F15];[.G15];[.H15];[.I15];&quot;&quot;&quot;;&quot;)" office:value-type="string" office:string-value="data[&quot;00120012&quot;]=&quot;FLBU UBL LB BLB&quot;;" calcext:value-type="string">
            <text:p>data["00120012"]="FLBU UBL LB BL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16];[.L16];[.M16];[.N16];[.O16];[.P16];[.Q16];[.R16];&quot;&quot;&quot;]=&quot;&quot;&quot;;[.A16];[.B16];[.C16];[.D16];[.E16];[.F16];[.G16];[.H16];[.I16];&quot;&quot;&quot;;&quot;)" office:value-type="string" office:string-value="data[&quot;00120021&quot;]=&quot;FLB BL LBD DBLB&quot;;" calcext:value-type="string">
            <text:p>data["00120021"]="FLB BL LBD DBL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*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7];[.L17];[.M17];[.N17];[.O17];[.P17];[.Q17];[.R17];&quot;&quot;&quot;]=&quot;&quot;&quot;;[.A17];[.B17];[.C17];[.D17];[.E17];[.F17];[.G17];[.H17];[.I17];&quot;&quot;&quot;;&quot;)" office:value-type="string" office:string-value="data[&quot;00120102&quot;]=&quot;FLFR RB BLF*L LB*&quot;;" calcext:value-type="string">
            <text:p>data["00120102"]="FLFR RB BLF*L L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8];[.L18];[.M18];[.N18];[.O18];[.P18];[.Q18];[.R18];&quot;&quot;&quot;]=&quot;&quot;&quot;;[.A18];[.B18];[.C18];[.D18];[.E18];[.F18];[.G18];[.H18];[.I18];&quot;&quot;&quot;;&quot;)" office:value-type="string" office:string-value="data[&quot;00121002&quot;]=&quot;FLF FL LF FU URD DF&quot;;" calcext:value-type="string">
            <text:p>data["00121002"]="FLF FL LF FU URD D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 L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9];[.L19];[.M19];[.N19];[.O19];[.P19];[.Q19];[.R19];&quot;&quot;&quot;]=&quot;&quot;&quot;;[.A19];[.B19];[.C19];[.D19];[.E19];[.F19];[.G19];[.H19];[.I19];&quot;&quot;&quot;;&quot;)" office:value-type="string" office:string-value="data[&quot;00121011&quot;]=&quot;FLFL LF*B BLB*L L&quot;;" calcext:value-type="string">
            <text:p>data["00121011"]="FLFL LF*B BLB*L 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0];[.L20];[.M20];[.N20];[.O20];[.P20];[.Q20];[.R20];&quot;&quot;&quot;]=&quot;&quot;&quot;;[.A20];[.B20];[.C20];[.D20];[.E20];[.F20];[.G20];[.H20];[.I20];&quot;&quot;&quot;;&quot;)" office:value-type="string" office:string-value="data[&quot;00121101&quot;]=&quot;FLF FL*FRFLB&quot;;" calcext:value-type="string">
            <text:p>data["00121101"]="FLF FL*FRFL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21];[.L21];[.M21];[.N21];[.O21];[.P21];[.Q21];[.R21];&quot;&quot;&quot;]=&quot;&quot;&quot;;[.A21];[.B21];[.C21];[.D21];[.E21];[.F21];[.G21];[.H21];[.I21];&quot;&quot;&quot;;&quot;)" office:value-type="string" office:string-value="data[&quot;00122100&quot;]=&quot;FLFBLF*B*LB*&quot;;" calcext:value-type="string">
            <text:p>data["00122100"]="FLFBLF*B*L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22];[.L22];[.M22];[.N22];[.O22];[.P22];[.Q22];[.R22];&quot;&quot;&quot;]=&quot;&quot;&quot;;[.A22];[.B22];[.C22];[.D22];[.E22];[.F22];[.G22];[.H22];[.I22];&quot;&quot;&quot;;&quot;)" office:value-type="string" office:string-value="data[&quot;00200001&quot;]=&quot;FLF FLD DR*U UFU U&quot;;" calcext:value-type="string">
            <text:p>data["00200001"]="FLF FLD DR*U UFU U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*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23];[.L23];[.M23];[.N23];[.O23];[.P23];[.Q23];[.R23];&quot;&quot;&quot;]=&quot;&quot;&quot;;[.A23];[.B23];[.C23];[.D23];[.E23];[.F23];[.G23];[.H23];[.I23];&quot;&quot;&quot;;&quot;)" office:value-type="string" office:string-value="data[&quot;00200010&quot;]=&quot;FLF FLF FD DR*U UF*&quot;;" calcext:value-type="string">
            <text:p>data["00200010"]="FLF FLF FD DR*U UF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24];[.L24];[.M24];[.N24];[.O24];[.P24];[.Q24];[.R24];&quot;&quot;&quot;]=&quot;&quot;&quot;;[.A24];[.B24];[.C24];[.D24];[.E24];[.F24];[.G24];[.H24];[.I24];&quot;&quot;&quot;;&quot;)" office:value-type="string" office:string-value="data[&quot;00200100&quot;]=&quot;FLF FLD DR*U UFL L&quot;;" calcext:value-type="string">
            <text:p>data["00200100"]="FLF FLD DR*U UFL 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25];[.L25];[.M25];[.N25];[.O25];[.P25];[.Q25];[.R25];&quot;&quot;&quot;]=&quot;&quot;&quot;;[.A25];[.B25];[.C25];[.D25];[.E25];[.F25];[.G25];[.H25];[.I25];&quot;&quot;&quot;;&quot;)" office:value-type="string" office:string-value="data[&quot;00201000&quot;]=&quot;FLF FLF FD DR*U UF&quot;;" calcext:value-type="string">
            <text:p>data["00201000"]="FLF FLF FD DR*U U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*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6];[.L26];[.M26];[.N26];[.O26];[.P26];[.Q26];[.R26];&quot;&quot;&quot;]=&quot;&quot;&quot;;[.A26];[.B26];[.C26];[.D26];[.E26];[.F26];[.G26];[.H26];[.I26];&quot;&quot;&quot;;&quot;)" office:value-type="string" office:string-value="data[&quot;00211002&quot;]=&quot;FLR*B BLFL LRB*&quot;;" calcext:value-type="string">
            <text:p>data["00211002"]="FLR*B BLFL LR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*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7];[.L27];[.M27];[.N27];[.O27];[.P27];[.Q27];[.R27];&quot;&quot;&quot;]=&quot;&quot;&quot;;[.A27];[.B27];[.C27];[.D27];[.E27];[.F27];[.G27];[.H27];[.I27];&quot;&quot;&quot;;&quot;)" office:value-type="string" office:string-value="data[&quot;00211122&quot;]=&quot;FLF FL*FL*FL LB*&quot;;" calcext:value-type="string">
            <text:p>data["00211122"]="FLF FL*FL*FL L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NCATENATE(&quot;data[&quot;&quot;&quot;;[.K28];[.L28];[.M28];[.N28];[.O28];[.P28];[.Q28];[.R28];&quot;&quot;&quot;]=&quot;&quot;&quot;;[.A28];[.B28];[.C28];[.D28];[.E28];[.F28];[.G28];[.H28];[.I28];&quot;&quot;&quot;;&quot;)" office:value-type="string" office:string-value="data[&quot;00220011&quot;]=&quot;FLFLD DLF*LB*&quot;;" calcext:value-type="string">
            <text:p>data["00220011"]="FLFLD DLF*L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*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9];[.L29];[.M29];[.N29];[.O29];[.P29];[.Q29];[.R29];&quot;&quot;&quot;]=&quot;&quot;&quot;;[.A29];[.B29];[.C29];[.D29];[.E29];[.F29];[.G29];[.H29];[.I29];&quot;&quot;&quot;;&quot;)" office:value-type="string" office:string-value="data[&quot;00220020&quot;]=&quot;FLF FLR RD DR*U UF*&quot;;" calcext:value-type="string">
            <text:p>data["00220020"]="FLF FLR RD DR*U UF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*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30];[.L30];[.M30];[.N30];[.O30];[.P30];[.Q30];[.R30];&quot;&quot;&quot;]=&quot;&quot;&quot;;[.A30];[.B30];[.C30];[.D30];[.E30];[.F30];[.G30];[.H30];[.I30];&quot;&quot;&quot;;&quot;)" office:value-type="string" office:string-value="data[&quot;00222000&quot;]=&quot;FLF*LR*U UFL LB*&quot;;" calcext:value-type="string">
            <text:p>data["00222000"]="FLF*LR*U UFL L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31];[.L31];[.M31];[.N31];[.O31];[.P31];[.Q31];[.R31];&quot;&quot;&quot;]=&quot;&quot;&quot;;[.A31];[.B31];[.C31];[.D31];[.E31];[.F31];[.G31];[.H31];[.I31];&quot;&quot;&quot;;&quot;)" office:value-type="string" office:string-value="data[&quot;01000212&quot;]=&quot;FLU URF*D DL LFR*&quot;;" calcext:value-type="string">
            <text:p>data["01000212"]="FLU URF*D DL LFR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32];[.L32];[.M32];[.N32];[.O32];[.P32];[.Q32];[.R32];&quot;&quot;&quot;]=&quot;&quot;&quot;;[.A32];[.B32];[.C32];[.D32];[.E32];[.F32];[.G32];[.H32];[.I32];&quot;&quot;&quot;;&quot;)" office:value-type="string" office:string-value="data[&quot;01002012&quot;]=&quot;FLF FU UD DL LF FR*F*&quot;;" calcext:value-type="string">
            <text:p>data["01002012"]="FLF FU UD DL LF FR*F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 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33];[.L33];[.M33];[.N33];[.O33];[.P33];[.Q33];[.R33];&quot;&quot;&quot;]=&quot;&quot;&quot;;[.A33];[.B33];[.C33];[.D33];[.E33];[.F33];[.G33];[.H33];[.I33];&quot;&quot;&quot;;&quot;)" office:value-type="string" office:string-value="data[&quot;01002102&quot;]=&quot;FLD DLFRD DBL L&quot;;" calcext:value-type="string">
            <text:p>data["01002102"]="FLD DLFRD DBL 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34];[.L34];[.M34];[.N34];[.O34];[.P34];[.Q34];[.R34];&quot;&quot;&quot;]=&quot;&quot;&quot;;[.A34];[.B34];[.C34];[.D34];[.E34];[.F34];[.G34];[.H34];[.I34];&quot;&quot;&quot;;&quot;)" office:value-type="string" office:string-value="data[&quot;01002222&quot;]=&quot;FLR RB*L LRB*U UR&quot;;" calcext:value-type="string">
            <text:p>data["01002222"]="FLR RB*L LRB*U UR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35];[.L35];[.M35];[.N35];[.O35];[.P35];[.Q35];[.R35];&quot;&quot;&quot;]=&quot;&quot;&quot;;[.A35];[.B35];[.C35];[.D35];[.E35];[.F35];[.G35];[.H35];[.I35];&quot;&quot;&quot;;&quot;)" office:value-type="string" office:string-value="data[&quot;01012011&quot;]=&quot;FLFB*LRFU UR&quot;;" calcext:value-type="string">
            <text:p>data["01012011"]="FLFB*LRFU UR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NCATENATE(&quot;data[&quot;&quot;&quot;;[.K36];[.L36];[.M36];[.N36];[.O36];[.P36];[.Q36];[.R36];&quot;&quot;&quot;]=&quot;&quot;&quot;;[.A36];[.B36];[.C36];[.D36];[.E36];[.F36];[.G36];[.H36];[.I36];&quot;&quot;&quot;;&quot;)" office:value-type="string" office:string-value="data[&quot;01012020&quot;]=&quot;FL LF FU UD DRF FR RF&quot;;" calcext:value-type="string">
            <text:p>data["01012020"]="FL LF FU UD DRF FR R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37];[.L37];[.M37];[.N37];[.O37];[.P37];[.Q37];[.R37];&quot;&quot;&quot;]=&quot;&quot;&quot;;[.A37];[.B37];[.C37];[.D37];[.E37];[.F37];[.G37];[.H37];[.I37];&quot;&quot;&quot;;&quot;)" office:value-type="string" office:string-value="data[&quot;01012200&quot;]=&quot;LF*BRBLR*D DF&quot;;" calcext:value-type="string">
            <text:p>data["01012200"]="LF*BRBLR*D D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38];[.L38];[.M38];[.N38];[.O38];[.P38];[.Q38];[.R38];&quot;&quot;&quot;]=&quot;&quot;&quot;;[.A38];[.B38];[.C38];[.D38];[.E38];[.F38];[.G38];[.H38];[.I38];&quot;&quot;&quot;;&quot;)" office:value-type="string" office:string-value="data[&quot;01020012&quot;]=&quot;FLF FL LU URD DFL L&quot;;" calcext:value-type="string">
            <text:p>data["01020012"]="FLF FL LU URD DFL 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39];[.L39];[.M39];[.N39];[.O39];[.P39];[.Q39];[.R39];&quot;&quot;&quot;]=&quot;&quot;&quot;;[.A39];[.B39];[.C39];[.D39];[.E39];[.F39];[.G39];[.H39];[.I39];&quot;&quot;&quot;;&quot;)" office:value-type="string" office:string-value="data[&quot;01020201&quot;]=&quot;FLR RU UB*D DR*F*L L&quot;;" calcext:value-type="string">
            <text:p>data["01020201"]="FLR RU UB*D DR*F*L 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40];[.L40];[.M40];[.N40];[.O40];[.P40];[.Q40];[.R40];&quot;&quot;&quot;]=&quot;&quot;&quot;;[.A40];[.B40];[.C40];[.D40];[.E40];[.F40];[.G40];[.H40];[.I40];&quot;&quot;&quot;;&quot;)" office:value-type="string" office:string-value="data[&quot;01021020&quot;]=&quot;LF FLU UBLD DF*U U&quot;;" calcext:value-type="string">
            <text:p>data["01021020"]="LF FLU UBLD DF*U U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*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41];[.L41];[.M41];[.N41];[.O41];[.P41];[.Q41];[.R41];&quot;&quot;&quot;]=&quot;&quot;&quot;;[.A41];[.B41];[.C41];[.D41];[.E41];[.F41];[.G41];[.H41];[.I41];&quot;&quot;&quot;;&quot;)" office:value-type="string" office:string-value="data[&quot;01022121&quot;]=&quot;FLB BU UBLR*F*R*&quot;;" calcext:value-type="string">
            <text:p>data["01022121"]="FLB BU UBLR*F*R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42];[.L42];[.M42];[.N42];[.O42];[.P42];[.Q42];[.R42];&quot;&quot;&quot;]=&quot;&quot;&quot;;[.A42];[.B42];[.C42];[.D42];[.E42];[.F42];[.G42];[.H42];[.I42];&quot;&quot;&quot;;&quot;)" office:value-type="string" office:string-value="data[&quot;01022202&quot;]=&quot;FLU UR*BR*FU UL&quot;;" calcext:value-type="string">
            <text:p>data["01022202"]="FLU UR*BR*FU U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43];[.L43];[.M43];[.N43];[.O43];[.P43];[.Q43];[.R43];&quot;&quot;&quot;]=&quot;&quot;&quot;;[.A43];[.B43];[.C43];[.D43];[.E43];[.F43];[.G43];[.H43];[.I43];&quot;&quot;&quot;;&quot;)" office:value-type="string" office:string-value="data[&quot;01100202&quot;]=&quot;LF FU UB*LR*FB BL&quot;;" calcext:value-type="string">
            <text:p>data["01100202"]="LF FU UB*LR*FB B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 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NCATENATE(&quot;data[&quot;&quot;&quot;;[.K44];[.L44];[.M44];[.N44];[.O44];[.P44];[.Q44];[.R44];&quot;&quot;&quot;]=&quot;&quot;&quot;;[.A44];[.B44];[.C44];[.D44];[.E44];[.F44];[.G44];[.H44];[.I44];&quot;&quot;&quot;;&quot;)" office:value-type="string" office:string-value="data[&quot;01102002&quot;]=&quot;L LF FU UD DRF FR RFR&quot;;" calcext:value-type="string">
            <text:p>data["01102002"]="L LF FU UD DRF FR RFR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*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45];[.L45];[.M45];[.N45];[.O45];[.P45];[.Q45];[.R45];&quot;&quot;&quot;]=&quot;&quot;&quot;;[.A45];[.B45];[.C45];[.D45];[.E45];[.F45];[.G45];[.H45];[.I45];&quot;&quot;&quot;;&quot;)" office:value-type="string" office:string-value="data[&quot;01102011&quot;]=&quot;FLFB*LRFU UR*&quot;;" calcext:value-type="string">
            <text:p>data["01102011"]="FLFB*LRFU UR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46];[.L46];[.M46];[.N46];[.O46];[.P46];[.Q46];[.R46];&quot;&quot;&quot;]=&quot;&quot;&quot;;[.A46];[.B46];[.C46];[.D46];[.E46];[.F46];[.G46];[.H46];[.I46];&quot;&quot;&quot;;&quot;)" office:value-type="string" office:string-value="data[&quot;01102101&quot;]=&quot;FLF FRBL*F FL*F F&quot;;" calcext:value-type="string">
            <text:p>data["01102101"]="FLF FRBL*F FL*F 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47];[.L47];[.M47];[.N47];[.O47];[.P47];[.Q47];[.R47];&quot;&quot;&quot;]=&quot;&quot;&quot;;[.A47];[.B47];[.C47];[.D47];[.E47];[.F47];[.G47];[.H47];[.I47];&quot;&quot;&quot;;&quot;)" office:value-type="string" office:string-value="data[&quot;01102122&quot;]=&quot;FLU UB*RFB BU UL&quot;;" calcext:value-type="string">
            <text:p>data["01102122"]="FLU UB*RFB BU U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48];[.L48];[.M48];[.N48];[.O48];[.P48];[.Q48];[.R48];&quot;&quot;&quot;]=&quot;&quot;&quot;;[.A48];[.B48];[.C48];[.D48];[.E48];[.F48];[.G48];[.H48];[.I48];&quot;&quot;&quot;;&quot;)" office:value-type="string" office:string-value="data[&quot;01111011&quot;]=&quot;FLFR*U UBLFU U&quot;;" calcext:value-type="string">
            <text:p>data["01111011"]="FLFR*U UBLFU U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*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49];[.L49];[.M49];[.N49];[.O49];[.P49];[.Q49];[.R49];&quot;&quot;&quot;]=&quot;&quot;&quot;;[.A49];[.B49];[.C49];[.D49];[.E49];[.F49];[.G49];[.H49];[.I49];&quot;&quot;&quot;;&quot;)" office:value-type="string" office:string-value="data[&quot;01111020&quot;]=&quot;LFLB*R*B*U UL*F*&quot;;" calcext:value-type="string">
            <text:p>data["01111020"]="LFLB*R*B*U UL*F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50];[.L50];[.M50];[.N50];[.O50];[.P50];[.Q50];[.R50];&quot;&quot;&quot;]=&quot;&quot;&quot;;[.A50];[.B50];[.C50];[.D50];[.E50];[.F50];[.G50];[.H50];[.I50];&quot;&quot;&quot;;&quot;)" office:value-type="string" office:string-value="data[&quot;01112022&quot;]=&quot;LF FL LFR RU UD DRF&quot;;" calcext:value-type="string">
            <text:p>data["01112022"]="LF FL LFR RU UD DR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51];[.L51];[.M51];[.N51];[.O51];[.P51];[.Q51];[.R51];&quot;&quot;&quot;]=&quot;&quot;&quot;;[.A51];[.B51];[.C51];[.D51];[.E51];[.F51];[.G51];[.H51];[.I51];&quot;&quot;&quot;;&quot;)" office:value-type="string" office:string-value="data[&quot;01120011&quot;]=&quot;FLFL LB BRF*LB*&quot;;" calcext:value-type="string">
            <text:p>data["01120011"]="FLFL LB BRF*L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52];[.L52];[.M52];[.N52];[.O52];[.P52];[.Q52];[.R52];&quot;&quot;&quot;]=&quot;&quot;&quot;;[.A52];[.B52];[.C52];[.D52];[.E52];[.F52];[.G52];[.H52];[.I52];&quot;&quot;&quot;;&quot;)" office:value-type="string" office:string-value="data[&quot;01120200&quot;]=&quot;FLR RF*LU UD DFU U&quot;;" calcext:value-type="string">
            <text:p>data["01120200"]="FLR RF*LU UD DFU U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 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53];[.L53];[.M53];[.N53];[.O53];[.P53];[.Q53];[.R53];&quot;&quot;&quot;]=&quot;&quot;&quot;;[.A53];[.B53];[.C53];[.D53];[.E53];[.F53];[.G53];[.H53];[.I53];&quot;&quot;&quot;;&quot;)" office:value-type="string" office:string-value="data[&quot;01121010&quot;]=&quot;FLFB BL LF*LB*L L&quot;;" calcext:value-type="string">
            <text:p>data["01121010"]="FLFB BL LF*LB*L 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54];[.L54];[.M54];[.N54];[.O54];[.P54];[.Q54];[.R54];&quot;&quot;&quot;]=&quot;&quot;&quot;;[.A54];[.B54];[.C54];[.D54];[.E54];[.F54];[.G54];[.H54];[.I54];&quot;&quot;&quot;;&quot;)" office:value-type="string" office:string-value="data[&quot;01122111&quot;]=&quot;FLFL LR RF*B BLB*&quot;;" calcext:value-type="string">
            <text:p>data["01122111"]="FLFL LR RF*B BL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55];[.L55];[.M55];[.N55];[.O55];[.P55];[.Q55];[.R55];&quot;&quot;&quot;]=&quot;&quot;&quot;;[.A55];[.B55];[.C55];[.D55];[.E55];[.F55];[.G55];[.H55];[.I55];&quot;&quot;&quot;;&quot;)" office:value-type="string" office:string-value="data[&quot;01210110&quot;]=&quot;FLFLB*RU UR*F&quot;;" calcext:value-type="string">
            <text:p>data["01210110"]="FLFLB*RU UR*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*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56];[.L56];[.M56];[.N56];[.O56];[.P56];[.Q56];[.R56];&quot;&quot;&quot;]=&quot;&quot;&quot;;[.A56];[.B56];[.C56];[.D56];[.E56];[.F56];[.G56];[.H56];[.I56];&quot;&quot;&quot;;&quot;)" office:value-type="string" office:string-value="data[&quot;01210212&quot;]=&quot;FLF FLFD DR*U UF*&quot;;" calcext:value-type="string">
            <text:p>data["01210212"]="FLF FLFD DR*U UF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57];[.L57];[.M57];[.N57];[.O57];[.P57];[.Q57];[.R57];&quot;&quot;&quot;]=&quot;&quot;&quot;;[.A57];[.B57];[.C57];[.D57];[.E57];[.F57];[.G57];[.H57];[.I57];&quot;&quot;&quot;;&quot;)" office:value-type="string" office:string-value="data[&quot;01211101&quot;]=&quot;FLFLB*RU UR*F*&quot;;" calcext:value-type="string">
            <text:p>data["01211101"]="FLFLB*RU UR*F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58];[.L58];[.M58];[.N58];[.O58];[.P58];[.Q58];[.R58];&quot;&quot;&quot;]=&quot;&quot;&quot;;[.A58];[.B58];[.C58];[.D58];[.E58];[.F58];[.G58];[.H58];[.I58];&quot;&quot;&quot;;&quot;)" office:value-type="string" office:string-value="data[&quot;01211202&quot;]=&quot;FLF FLFD DR*U UF&quot;;" calcext:value-type="string">
            <text:p>data["01211202"]="FLF FLFD DR*U U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59];[.L59];[.M59];[.N59];[.O59];[.P59];[.Q59];[.R59];&quot;&quot;&quot;]=&quot;&quot;&quot;;[.A59];[.B59];[.C59];[.D59];[.E59];[.F59];[.G59];[.H59];[.I59];&quot;&quot;&quot;;&quot;)" office:value-type="string" office:string-value="data[&quot;01212021&quot;]=&quot;FLF*RF*B*L*F FL*&quot;;" calcext:value-type="string">
            <text:p>data["01212021"]="FLF*RF*B*L*F FL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60];[.L60];[.M60];[.N60];[.O60];[.P60];[.Q60];[.R60];&quot;&quot;&quot;]=&quot;&quot;&quot;;[.A60];[.B60];[.C60];[.D60];[.E60];[.F60];[.G60];[.H60];[.I60];&quot;&quot;&quot;;&quot;)" office:value-type="string" office:string-value="data[&quot;01212201&quot;]=&quot;FLF FRD DF*D DL*B&quot;;" calcext:value-type="string">
            <text:p>data["01212201"]="FLF FRD DF*D DL*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61];[.L61];[.M61];[.N61];[.O61];[.P61];[.Q61];[.R61];&quot;&quot;&quot;]=&quot;&quot;&quot;;[.A61];[.B61];[.C61];[.D61];[.E61];[.F61];[.G61];[.H61];[.I61];&quot;&quot;&quot;;&quot;)" office:value-type="string" office:string-value="data[&quot;01220100&quot;]=&quot;FLFLR*FB BR RB&quot;;" calcext:value-type="string">
            <text:p>data["01220100"]="FLFLR*FB BR R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 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62];[.L62];[.M62];[.N62];[.O62];[.P62];[.Q62];[.R62];&quot;&quot;&quot;]=&quot;&quot;&quot;;[.A62];[.B62];[.C62];[.D62];[.E62];[.F62];[.G62];[.H62];[.I62];&quot;&quot;&quot;;&quot;)" office:value-type="string" office:string-value="data[&quot;01222110&quot;]=&quot;FLFB BRF*L*BL L&quot;;" calcext:value-type="string">
            <text:p>data["01222110"]="FLFB BRF*L*BL 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63];[.L63];[.M63];[.N63];[.O63];[.P63];[.Q63];[.R63];&quot;&quot;&quot;]=&quot;&quot;&quot;;[.A63];[.B63];[.C63];[.D63];[.E63];[.F63];[.G63];[.H63];[.I63];&quot;&quot;&quot;;&quot;)" office:value-type="string" office:string-value="data[&quot;02010000&quot;]=&quot;FLR RF FLU UD DFU U&quot;;" calcext:value-type="string">
            <text:p>data["02010000"]="FLR RF FLU UD DFU U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64];[.L64];[.M64];[.N64];[.O64];[.P64];[.Q64];[.R64];&quot;&quot;&quot;]=&quot;&quot;&quot;;[.A64];[.B64];[.C64];[.D64];[.E64];[.F64];[.G64];[.H64];[.I64];&quot;&quot;&quot;;&quot;)" office:value-type="string" office:string-value="data[&quot;02010111&quot;]=&quot;FLFL LU UB*RF*U U&quot;;" calcext:value-type="string">
            <text:p>data["02010111"]="FLFL LU UB*RF*U U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65];[.L65];[.M65];[.N65];[.O65];[.P65];[.Q65];[.R65];&quot;&quot;&quot;]=&quot;&quot;&quot;;[.A65];[.B65];[.C65];[.D65];[.E65];[.F65];[.G65];[.H65];[.I65];&quot;&quot;&quot;;&quot;)" office:value-type="string" office:string-value="data[&quot;02010201&quot;]=&quot;LF FLU UBLD DFL L&quot;;" calcext:value-type="string">
            <text:p>data["02010201"]="LF FLU UBLD DFL 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66];[.L66];[.M66];[.N66];[.O66];[.P66];[.Q66];[.R66];&quot;&quot;&quot;]=&quot;&quot;&quot;;[.A66];[.B66];[.C66];[.D66];[.E66];[.F66];[.G66];[.H66];[.I66];&quot;&quot;&quot;;&quot;)" office:value-type="string" office:string-value="data[&quot;02011020&quot;]=&quot;FLRU UB*D DR*FU U&quot;;" calcext:value-type="string">
            <text:p>data["02011020"]="FLRU UB*D DR*FU U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67];[.L67];[.M67];[.N67];[.O67];[.P67];[.Q67];[.R67];&quot;&quot;&quot;]=&quot;&quot;&quot;;[.A67];[.B67];[.C67];[.D67];[.E67];[.F67];[.G67];[.H67];[.I67];&quot;&quot;&quot;;&quot;)" office:value-type="string" office:string-value="data[&quot;02012100&quot;]=&quot;FLR RBLRU UF*R&quot;;" calcext:value-type="string">
            <text:p>data["02012100"]="FLR RBLRU UF*R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68];[.L68];[.M68];[.N68];[.O68];[.P68];[.Q68];[.R68];&quot;&quot;&quot;]=&quot;&quot;&quot;;[.A68];[.B68];[.C68];[.D68];[.E68];[.F68];[.G68];[.H68];[.I68];&quot;&quot;&quot;;&quot;)" office:value-type="string" office:string-value="data[&quot;02020200&quot;]=&quot;FLU UD DF FBL LR*F&quot;;" calcext:value-type="string">
            <text:p>data["02020200"]="FLU UD DF FBL LR*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69];[.L69];[.M69];[.N69];[.O69];[.P69];[.Q69];[.R69];&quot;&quot;&quot;]=&quot;&quot;&quot;;[.A69];[.B69];[.C69];[.D69];[.E69];[.F69];[.G69];[.H69];[.I69];&quot;&quot;&quot;;&quot;)" office:value-type="string" office:string-value="data[&quot;02021001&quot;]=&quot;FLFL LF*LF FBU U&quot;;" calcext:value-type="string">
            <text:p>data["02021001"]="FLFL LF*LF FBU U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70];[.L70];[.M70];[.N70];[.O70];[.P70];[.Q70];[.R70];&quot;&quot;&quot;]=&quot;&quot;&quot;;[.A70];[.B70];[.C70];[.D70];[.E70];[.F70];[.G70];[.H70];[.I70];&quot;&quot;&quot;;&quot;)" office:value-type="string" office:string-value="data[&quot;02022000&quot;]=&quot;FLR RFRB BL*RB&quot;;" calcext:value-type="string">
            <text:p>data["02022000"]="FLR RFRB BL*R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 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71];[.L71];[.M71];[.N71];[.O71];[.P71];[.Q71];[.R71];&quot;&quot;&quot;]=&quot;&quot;&quot;;[.A71];[.B71];[.C71];[.D71];[.E71];[.F71];[.G71];[.H71];[.I71];&quot;&quot;&quot;;&quot;)" office:value-type="string" office:string-value="data[&quot;02000111&quot;]=&quot;FLFU UBLF*U UL L&quot;;" calcext:value-type="string">
            <text:p>data["02000111"]="FLFU UBLF*U UL 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72];[.L72];[.M72];[.N72];[.O72];[.P72];[.Q72];[.R72];&quot;&quot;&quot;]=&quot;&quot;&quot;;[.A72];[.B72];[.C72];[.D72];[.E72];[.F72];[.G72];[.H72];[.I72];&quot;&quot;&quot;;&quot;)" office:value-type="string" office:string-value="data[&quot;02102010&quot;]=&quot;FLR RF*L*R*B BR*B&quot;;" calcext:value-type="string">
            <text:p>data["02102010"]="FLR RF*L*R*B BR*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*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73];[.L73];[.M73];[.N73];[.O73];[.P73];[.Q73];[.R73];&quot;&quot;&quot;]=&quot;&quot;&quot;;[.A73];[.B73];[.C73];[.D73];[.E73];[.F73];[.G73];[.H73];[.I73];&quot;&quot;&quot;;&quot;)" office:value-type="string" office:string-value="data[&quot;02102100&quot;]=&quot;FLR RBLRU UF*R*&quot;;" calcext:value-type="string">
            <text:p>data["02102100"]="FLR RBLRU UF*R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74];[.L74];[.M74];[.N74];[.O74];[.P74];[.Q74];[.R74];&quot;&quot;&quot;]=&quot;&quot;&quot;;[.A74];[.B74];[.C74];[.D74];[.E74];[.F74];[.G74];[.H74];[.I74];&quot;&quot;&quot;;&quot;)" office:value-type="string" office:string-value="data[&quot;02110011&quot;]=&quot;FLFR RU UBLFU U&quot;;" calcext:value-type="string">
            <text:p>data["02110011"]="FLFR RU UBLFU U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75];[.L75];[.M75];[.N75];[.O75];[.P75];[.Q75];[.R75];&quot;&quot;&quot;]=&quot;&quot;&quot;;[.A75];[.B75];[.C75];[.D75];[.E75];[.F75];[.G75];[.H75];[.I75];&quot;&quot;&quot;;&quot;)" office:value-type="string" office:string-value="data[&quot;02110110&quot;]=&quot;FLFLD DRF*L LB*&quot;;" calcext:value-type="string">
            <text:p>data["02110110"]="FLFLD DRF*L L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76];[.L76];[.M76];[.N76];[.O76];[.P76];[.Q76];[.R76];&quot;&quot;&quot;]=&quot;&quot;&quot;;[.A76];[.B76];[.C76];[.D76];[.E76];[.F76];[.G76];[.H76];[.I76];&quot;&quot;&quot;;&quot;)" office:value-type="string" office:string-value="data[&quot;02111022&quot;]=&quot;FLRFL*B BR*B*U U&quot;;" calcext:value-type="string">
            <text:p>data["02111022"]="FLRFL*B BR*B*U U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77];[.L77];[.M77];[.N77];[.O77];[.P77];[.Q77];[.R77];&quot;&quot;&quot;]=&quot;&quot;&quot;;[.A77];[.B77];[.C77];[.D77];[.E77];[.F77];[.G77];[.H77];[.I77];&quot;&quot;&quot;;&quot;)" office:value-type="string" office:string-value="data[&quot;02111100&quot;]=&quot;FLFL LRF*LF FB*&quot;;" calcext:value-type="string">
            <text:p>data["02111100"]="FLFL LRF*LF F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78];[.L78];[.M78];[.N78];[.O78];[.P78];[.Q78];[.R78];&quot;&quot;&quot;]=&quot;&quot;&quot;;[.A78];[.B78];[.C78];[.D78];[.E78];[.F78];[.G78];[.H78];[.I78];&quot;&quot;&quot;;&quot;)" office:value-type="string" office:string-value="data[&quot;02111121&quot;]=&quot;FLFL LFBLF FL*&quot;;" calcext:value-type="string">
            <text:p>data["02111121"]="FLFL LFBLF FL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79];[.L79];[.M79];[.N79];[.O79];[.P79];[.Q79];[.R79];&quot;&quot;&quot;]=&quot;&quot;&quot;;[.A79];[.B79];[.C79];[.D79];[.E79];[.F79];[.G79];[.H79];[.I79];&quot;&quot;&quot;;&quot;)" office:value-type="string" office:string-value="data[&quot;02112021&quot;]=&quot;FLF*RF*BL*F FL*&quot;;" calcext:value-type="string">
            <text:p>data["02112021"]="FLF*RF*BL*F FL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80];[.L80];[.M80];[.N80];[.O80];[.P80];[.Q80];[.R80];&quot;&quot;&quot;]=&quot;&quot;&quot;;[.A80];[.B80];[.C80];[.D80];[.E80];[.F80];[.G80];[.H80];[.I80];&quot;&quot;&quot;;&quot;)" office:value-type="string" office:string-value="data[&quot;02112120&quot;]=&quot;FLF*R*F*BL*F FL*&quot;;" calcext:value-type="string">
            <text:p>data["02112120"]="FLF*R*F*BL*F FL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81];[.L81];[.M81];[.N81];[.O81];[.P81];[.Q81];[.R81];&quot;&quot;&quot;]=&quot;&quot;&quot;;[.A81];[.B81];[.C81];[.D81];[.E81];[.F81];[.G81];[.H81];[.I81];&quot;&quot;&quot;;&quot;)" office:value-type="string" office:string-value="data[&quot;02112201&quot;]=&quot;LFLRU ULBL*F&quot;;" calcext:value-type="string">
            <text:p>data["02112201"]="LFLRU ULBL*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82];[.L82];[.M82];[.N82];[.O82];[.P82];[.Q82];[.R82];&quot;&quot;&quot;]=&quot;&quot;&quot;;[.A82];[.B82];[.C82];[.D82];[.E82];[.F82];[.G82];[.H82];[.I82];&quot;&quot;&quot;;&quot;)" office:value-type="string" office:string-value="data[&quot;02112222&quot;]=&quot;FLU URFBU ULF F&quot;;" calcext:value-type="string">
            <text:p>data["02112222"]="FLU URFBU ULF 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83];[.L83];[.M83];[.N83];[.O83];[.P83];[.Q83];[.R83];&quot;&quot;&quot;]=&quot;&quot;&quot;;[.A83];[.B83];[.C83];[.D83];[.E83];[.F83];[.G83];[.H83];[.I83];&quot;&quot;&quot;;&quot;)" office:value-type="string" office:string-value="data[&quot;02120010&quot;]=&quot;FLFLRD DF*L LB*&quot;;" calcext:value-type="string">
            <text:p>data["02120010"]="FLFLRD DF*L L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84];[.L84];[.M84];[.N84];[.O84];[.P84];[.Q84];[.R84];&quot;&quot;&quot;]=&quot;&quot;&quot;;[.A84];[.B84];[.C84];[.D84];[.E84];[.F84];[.G84];[.H84];[.I84];&quot;&quot;&quot;;&quot;)" office:value-type="string" office:string-value="data[&quot;02120100&quot;]=&quot;FLFLRFB BR RB&quot;;" calcext:value-type="string">
            <text:p>data["02120100"]="FLFLRFB BR R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85];[.L85];[.M85];[.N85];[.O85];[.P85];[.Q85];[.R85];&quot;&quot;&quot;]=&quot;&quot;&quot;;[.A85];[.B85];[.C85];[.D85];[.E85];[.F85];[.G85];[.H85];[.I85];&quot;&quot;&quot;;&quot;)" office:value-type="string" office:string-value="data[&quot;02120112&quot;]=&quot;FLFRF FLFL LB*&quot;;" calcext:value-type="string">
            <text:p>data["02120112"]="FLFRF FLFL L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86];[.L86];[.M86];[.N86];[.O86];[.P86];[.Q86];[.R86];&quot;&quot;&quot;]=&quot;&quot;&quot;;[.A86];[.B86];[.C86];[.D86];[.E86];[.F86];[.G86];[.H86];[.I86];&quot;&quot;&quot;;&quot;)" office:value-type="string" office:string-value="data[&quot;02121012&quot;]=&quot;FLFU UL*FU UBU U&quot;;" calcext:value-type="string">
            <text:p>data["02121012"]="FLFU UL*FU UBU U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87];[.L87];[.M87];[.N87];[.O87];[.P87];[.Q87];[.R87];&quot;&quot;&quot;]=&quot;&quot;&quot;;[.A87];[.B87];[.C87];[.D87];[.E87];[.F87];[.G87];[.H87];[.I87];&quot;&quot;&quot;;&quot;)" office:value-type="string" office:string-value="data[&quot;02122020&quot;]=&quot;FLFB BL*B*L*F*L*&quot;;" calcext:value-type="string">
            <text:p>data["02122020"]="FLFB BL*B*L*F*L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 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88];[.L88];[.M88];[.N88];[.O88];[.P88];[.Q88];[.R88];&quot;&quot;&quot;]=&quot;&quot;&quot;;[.A88];[.B88];[.C88];[.D88];[.E88];[.F88];[.G88];[.H88];[.I88];&quot;&quot;&quot;;&quot;)" office:value-type="string" office:string-value="data[&quot;02200011&quot;]=&quot;FLFL LF*LBL LR R&quot;;" calcext:value-type="string">
            <text:p>data["02200011"]="FLFL LF*LBL LR R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89];[.L89];[.M89];[.N89];[.O89];[.P89];[.Q89];[.R89];&quot;&quot;&quot;]=&quot;&quot;&quot;;[.A89];[.B89];[.C89];[.D89];[.E89];[.F89];[.G89];[.H89];[.I89];&quot;&quot;&quot;;&quot;)" office:value-type="string" office:string-value="data[&quot;02202000&quot;]=&quot;FLF FLR RD DR*U UF&quot;;" calcext:value-type="string">
            <text:p>data["02202000"]="FLF FLR RD DR*U U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90];[.L90];[.M90];[.N90];[.O90];[.P90];[.Q90];[.R90];&quot;&quot;&quot;]=&quot;&quot;&quot;;[.A90];[.B90];[.C90];[.D90];[.E90];[.F90];[.G90];[.H90];[.I90];&quot;&quot;&quot;;&quot;)" office:value-type="string" office:string-value="data[&quot;02210112&quot;]=&quot;FLFR*FR RF FL*B&quot;;" calcext:value-type="string">
            <text:p>data["02210112"]="FLFR*FR RF FL*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 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91];[.L91];[.M91];[.N91];[.O91];[.P91];[.Q91];[.R91];&quot;&quot;&quot;]=&quot;&quot;&quot;;[.A91];[.B91];[.C91];[.D91];[.E91];[.F91];[.G91];[.H91];[.I91];&quot;&quot;&quot;;&quot;)" office:value-type="string" office:string-value="data[&quot;02212110&quot;]=&quot;FLFB BR RF*L*BL L&quot;;" calcext:value-type="string">
            <text:p>data["02212110"]="FLFB BR RF*L*BL 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92];[.L92];[.M92];[.N92];[.O92];[.P92];[.Q92];[.R92];&quot;&quot;&quot;]=&quot;&quot;&quot;;[.A92];[.B92];[.C92];[.D92];[.E92];[.F92];[.G92];[.H92];[.I92];&quot;&quot;&quot;;&quot;)" office:value-type="string" office:string-value="data[&quot;02220000&quot;]=&quot;FLFLF*R RU UD DF&quot;;" calcext:value-type="string">
            <text:p>data["02220000"]="FLFLF*R RU UD D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93];[.L93];[.M93];[.N93];[.O93];[.P93];[.Q93];[.R93];&quot;&quot;&quot;]=&quot;&quot;&quot;;[.A93];[.B93];[.C93];[.D93];[.E93];[.F93];[.G93];[.H93];[.I93];&quot;&quot;&quot;;&quot;)" office:value-type="string" office:string-value="data[&quot;02222010&quot;]=&quot;FLFLR*D DF*L LB*&quot;;" calcext:value-type="string">
            <text:p>data["02222010"]="FLFLR*D DF*L L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94];[.L94];[.M94];[.N94];[.O94];[.P94];[.Q94];[.R94];&quot;&quot;&quot;]=&quot;&quot;&quot;;[.A94];[.B94];[.C94];[.D94];[.E94];[.F94];[.G94];[.H94];[.I94];&quot;&quot;&quot;;&quot;)" office:value-type="string" office:string-value="data[&quot;10000002&quot;]=&quot;FLR*B BL*U URU UB&quot;;" calcext:value-type="string">
            <text:p>data["10000002"]="FLR*B BL*U URU U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95];[.L95];[.M95];[.N95];[.O95];[.P95];[.Q95];[.R95];&quot;&quot;&quot;]=&quot;&quot;&quot;;[.A95];[.B95];[.C95];[.D95];[.E95];[.F95];[.G95];[.H95];[.I95];&quot;&quot;&quot;;&quot;)" office:value-type="string" office:string-value="data[&quot;10002111&quot;]=&quot;FLF FB BL*F FLF FB&quot;;" calcext:value-type="string">
            <text:p>data["10002111"]="FLF FB BL*F FLF F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96];[.L96];[.M96];[.N96];[.O96];[.P96];[.Q96];[.R96];&quot;&quot;&quot;]=&quot;&quot;&quot;;[.A96];[.B96];[.C96];[.D96];[.E96];[.F96];[.G96];[.H96];[.I96];&quot;&quot;&quot;;&quot;)" office:value-type="string" office:string-value="data[&quot;10010001&quot;]=&quot;FLFR*B BLF*L LB&quot;;" calcext:value-type="string">
            <text:p>data["10010001"]="FLFR*B BLF*L L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97];[.L97];[.M97];[.N97];[.O97];[.P97];[.Q97];[.R97];&quot;&quot;&quot;]=&quot;&quot;&quot;;[.A97];[.B97];[.C97];[.D97];[.E97];[.F97];[.G97];[.H97];[.I97];&quot;&quot;&quot;;&quot;)" office:value-type="string" office:string-value="data[&quot;10010010&quot;]=&quot;FLF FLB BLU UD DF&quot;;" calcext:value-type="string">
            <text:p>data["10010010"]="FLF FLB BLU UD D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98];[.L98];[.M98];[.N98];[.O98];[.P98];[.Q98];[.R98];&quot;&quot;&quot;]=&quot;&quot;&quot;;[.A98];[.B98];[.C98];[.D98];[.E98];[.F98];[.G98];[.H98];[.I98];&quot;&quot;&quot;;&quot;)" office:value-type="string" office:string-value="data[&quot;10010022&quot;]=&quot;LFRFL LU URD DF&quot;;" calcext:value-type="string">
            <text:p>data["10010022"]="LFRFL LU URD D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99];[.L99];[.M99];[.N99];[.O99];[.P99];[.Q99];[.R99];&quot;&quot;&quot;]=&quot;&quot;&quot;;[.A99];[.B99];[.C99];[.D99];[.E99];[.F99];[.G99];[.H99];[.I99];&quot;&quot;&quot;;&quot;)" office:value-type="string" office:string-value="data[&quot;10011012&quot;]=&quot;FLF FB BL LU URD DF&quot;;" calcext:value-type="string">
            <text:p>data["10011012"]="FLF FB BL LU URD D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NCATENATE(&quot;data[&quot;&quot;&quot;;[.K100];[.L100];[.M100];[.N100];[.O100];[.P100];[.Q100];[.R100];&quot;&quot;&quot;]=&quot;&quot;&quot;;[.A100];[.B100];[.C100];[.D100];[.E100];[.F100];[.G100];[.H100];[.I100];&quot;&quot;&quot;;&quot;)" office:value-type="string" office:string-value="data[&quot;10012002&quot;]=&quot;LF FLR RU UBLD DF&quot;;" calcext:value-type="string">
            <text:p>data["10012002"]="LF FLR RU UBLD D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01];[.L101];[.M101];[.N101];[.O101];[.P101];[.Q101];[.R101];&quot;&quot;&quot;]=&quot;&quot;&quot;;[.A101];[.B101];[.C101];[.D101];[.E101];[.F101];[.G101];[.H101];[.I101];&quot;&quot;&quot;;&quot;)" office:value-type="string" office:string-value="data[&quot;10012011&quot;]=&quot;FLFBLRFU UR&quot;;" calcext:value-type="string">
            <text:p>data["10012011"]="FLFBLRFU UR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02];[.L102];[.M102];[.N102];[.O102];[.P102];[.Q102];[.R102];&quot;&quot;&quot;]=&quot;&quot;&quot;;[.A102];[.B102];[.C102];[.D102];[.E102];[.F102];[.G102];[.H102];[.I102];&quot;&quot;&quot;;&quot;)" office:value-type="string" office:string-value="data[&quot;10020000&quot;]=&quot;FLFBLF*BLB&quot;;" calcext:value-type="string">
            <text:p>data["10020000"]="FLFBLF*BL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103];[.L103];[.M103];[.N103];[.O103];[.P103];[.Q103];[.R103];&quot;&quot;&quot;]=&quot;&quot;&quot;;[.A103];[.B103];[.C103];[.D103];[.E103];[.F103];[.G103];[.H103];[.I103];&quot;&quot;&quot;;&quot;)" office:value-type="string" office:string-value="data[&quot;10020120&quot;]=&quot;FLB BL LBD DBLB*&quot;;" calcext:value-type="string">
            <text:p>data["10020120"]="FLB BL LBD DBL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04];[.L104];[.M104];[.N104];[.O104];[.P104];[.Q104];[.R104];&quot;&quot;&quot;]=&quot;&quot;&quot;;[.A104];[.B104];[.C104];[.D104];[.E104];[.F104];[.G104];[.H104];[.I104];&quot;&quot;&quot;;&quot;)" office:value-type="string" office:string-value="data[&quot;10020201&quot;]=&quot;FLFR RB BLF*L LB&quot;;" calcext:value-type="string">
            <text:p>data["10020201"]="FLFR RB BLF*L L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105];[.L105];[.M105];[.N105];[.O105];[.P105];[.Q105];[.R105];&quot;&quot;&quot;]=&quot;&quot;&quot;;[.A105];[.B105];[.C105];[.D105];[.E105];[.F105];[.G105];[.H105];[.I105];&quot;&quot;&quot;;&quot;)" office:value-type="string" office:string-value="data[&quot;10020210&quot;]=&quot;FLBU UBL LB BLB*&quot;;" calcext:value-type="string">
            <text:p>data["10020210"]="FLBU UBL LB BL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06];[.L106];[.M106];[.N106];[.O106];[.P106];[.Q106];[.R106];&quot;&quot;&quot;]=&quot;&quot;&quot;;[.A106];[.B106];[.C106];[.D106];[.E106];[.F106];[.G106];[.H106];[.I106];&quot;&quot;&quot;;&quot;)" office:value-type="string" office:string-value="data[&quot;10020222&quot;]=&quot;FLU UR*B*R RF*D DR&quot;;" calcext:value-type="string">
            <text:p>data["10020222"]="FLU UR*B*R RF*D DR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07];[.L107];[.M107];[.N107];[.O107];[.P107];[.Q107];[.R107];&quot;&quot;&quot;]=&quot;&quot;&quot;;[.A107];[.B107];[.C107];[.D107];[.E107];[.F107];[.G107];[.H107];[.I107];&quot;&quot;&quot;;&quot;)" office:value-type="string" office:string-value="data[&quot;10021011&quot;]=&quot;FLFR RFD DRD DB*&quot;;" calcext:value-type="string">
            <text:p>data["10021011"]="FLFR RFD DRD D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108];[.L108];[.M108];[.N108];[.O108];[.P108];[.Q108];[.R108];&quot;&quot;&quot;]=&quot;&quot;&quot;;[.A108];[.B108];[.C108];[.D108];[.E108];[.F108];[.G108];[.H108];[.I108];&quot;&quot;&quot;;&quot;)" office:value-type="string" office:string-value="data[&quot;10022001&quot;]=&quot;FLFBLF*B*LB&quot;;" calcext:value-type="string">
            <text:p>data["10022001"]="FLFBLF*B*L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09];[.L109];[.M109];[.N109];[.O109];[.P109];[.Q109];[.R109];&quot;&quot;&quot;]=&quot;&quot;&quot;;[.A109];[.B109];[.C109];[.D109];[.E109];[.F109];[.G109];[.H109];[.I109];&quot;&quot;&quot;;&quot;)" office:value-type="string" office:string-value="data[&quot;10022010&quot;]=&quot;FLF*LU UR RFL LB&quot;;" calcext:value-type="string">
            <text:p>data["10022010"]="FLF*LU UR RFL L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10];[.L110];[.M110];[.N110];[.O110];[.P110];[.Q110];[.R110];&quot;&quot;&quot;]=&quot;&quot;&quot;;[.A110];[.B110];[.C110];[.D110];[.E110];[.F110];[.G110];[.H110];[.I110];&quot;&quot;&quot;;&quot;)" office:value-type="string" office:string-value="data[&quot;10101000&quot;]=&quot;FLR RU UF FBU ULF&quot;;" calcext:value-type="string">
            <text:p>data["10101000"]="FLR RU UF FBU UL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11];[.L111];[.M111];[.N111];[.O111];[.P111];[.Q111];[.R111];&quot;&quot;&quot;]=&quot;&quot;&quot;;[.A111];[.B111];[.C111];[.D111];[.E111];[.F111];[.G111];[.H111];[.I111];&quot;&quot;&quot;;&quot;)" office:value-type="string" office:string-value="data[&quot;10101012&quot;]=&quot;FLF FRB*LR RB BL*&quot;;" calcext:value-type="string">
            <text:p>data["10101012"]="FLF FRB*LR RB BL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12];[.L112];[.M112];[.N112];[.O112];[.P112];[.Q112];[.R112];&quot;&quot;&quot;]=&quot;&quot;&quot;;[.A112];[.B112];[.C112];[.D112];[.E112];[.F112];[.G112];[.H112];[.I112];&quot;&quot;&quot;;&quot;)" office:value-type="string" office:string-value="data[&quot;10101222&quot;]=&quot;FLU UB*RFB BU UL*&quot;;" calcext:value-type="string">
            <text:p>data["10101222"]="FLU UB*RFB BU UL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13];[.L113];[.M113];[.N113];[.O113];[.P113];[.Q113];[.R113];&quot;&quot;&quot;]=&quot;&quot;&quot;;[.A113];[.B113];[.C113];[.D113];[.E113];[.F113];[.G113];[.H113];[.I113];&quot;&quot;&quot;;&quot;)" office:value-type="string" office:string-value="data[&quot;10102011&quot;]=&quot;FLFBLRFU UR*&quot;;" calcext:value-type="string">
            <text:p>data["10102011"]="FLFBLRFU UR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NCATENATE(&quot;data[&quot;&quot;&quot;;[.K114];[.L114];[.M114];[.N114];[.O114];[.P114];[.Q114];[.R114];&quot;&quot;&quot;]=&quot;&quot;&quot;;[.A114];[.B114];[.C114];[.D114];[.E114];[.F114];[.G114];[.H114];[.I114];&quot;&quot;&quot;;&quot;)" office:value-type="string" office:string-value="data[&quot;10102020&quot;]=&quot;FLB BRFL*B BR*B&quot;;" calcext:value-type="string">
            <text:p>data["10102020"]="FLB BRFL*B BR*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15];[.L115];[.M115];[.N115];[.O115];[.P115];[.Q115];[.R115];&quot;&quot;&quot;]=&quot;&quot;&quot;;[.A115];[.B115];[.C115];[.D115];[.E115];[.F115];[.G115];[.H115];[.I115];&quot;&quot;&quot;;&quot;)" office:value-type="string" office:string-value="data[&quot;10111110&quot;]=&quot;FLFL LRU UB*RF&quot;;" calcext:value-type="string">
            <text:p>data["10111110"]="FLFL LRU UB*R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16];[.L116];[.M116];[.N116];[.O116];[.P116];[.Q116];[.R116];&quot;&quot;&quot;]=&quot;&quot;&quot;;[.A116];[.B116];[.C116];[.D116];[.E116];[.F116];[.G116];[.H116];[.I116];&quot;&quot;&quot;;&quot;)" office:value-type="string" office:string-value="data[&quot;10111212&quot;]=&quot;FLFRBR*FD DR*&quot;;" calcext:value-type="string">
            <text:p>data["10111212"]="FLFRBR*FD DR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17];[.L117];[.M117];[.N117];[.O117];[.P117];[.Q117];[.R117];&quot;&quot;&quot;]=&quot;&quot;&quot;;[.A117];[.B117];[.C117];[.D117];[.E117];[.F117];[.G117];[.H117];[.I117];&quot;&quot;&quot;;&quot;)" office:value-type="string" office:string-value="data[&quot;10111221&quot;]=&quot;FLFRBR*FD DR&quot;;" calcext:value-type="string">
            <text:p>data["10111221"]="FLFRBR*FD DR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118];[.L118];[.M118];[.N118];[.O118];[.P118];[.Q118];[.R118];&quot;&quot;&quot;]=&quot;&quot;&quot;;[.A118];[.B118];[.C118];[.D118];[.E118];[.F118];[.G118];[.H118];[.I118];&quot;&quot;&quot;;&quot;)" office:value-type="string" office:string-value="data[&quot;10112022&quot;]=&quot;FLF*R RBR*F*D DR&quot;;" calcext:value-type="string">
            <text:p>data["10112022"]="FLF*R RBR*F*D DR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19];[.L119];[.M119];[.N119];[.O119];[.P119];[.Q119];[.R119];&quot;&quot;&quot;]=&quot;&quot;&quot;;[.A119];[.B119];[.C119];[.D119];[.E119];[.F119];[.G119];[.H119];[.I119];&quot;&quot;&quot;;&quot;)" office:value-type="string" office:string-value="data[&quot;10112112&quot;]=&quot;FLFL LBRFU UR&quot;;" calcext:value-type="string">
            <text:p>data["10112112"]="FLFL LBRFU UR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20];[.L120];[.M120];[.N120];[.O120];[.P120];[.Q120];[.R120];&quot;&quot;&quot;]=&quot;&quot;&quot;;[.A120];[.B120];[.C120];[.D120];[.E120];[.F120];[.G120];[.H120];[.I120];&quot;&quot;&quot;;&quot;)" office:value-type="string" office:string-value="data[&quot;10112121&quot;]=&quot;FLFL LBRFU UR*&quot;;" calcext:value-type="string">
            <text:p>data["10112121"]="FLFL LBRFU UR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21];[.L121];[.M121];[.N121];[.O121];[.P121];[.Q121];[.R121];&quot;&quot;&quot;]=&quot;&quot;&quot;;[.A121];[.B121];[.C121];[.D121];[.E121];[.F121];[.G121];[.H121];[.I121];&quot;&quot;&quot;;&quot;)" office:value-type="string" office:string-value="data[&quot;10120002&quot;]=&quot;FLBLBD DLD DB*&quot;;" calcext:value-type="string">
            <text:p>data["10120002"]="FLBLBD DLD D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22];[.L122];[.M122];[.N122];[.O122];[.P122];[.Q122];[.R122];&quot;&quot;&quot;]=&quot;&quot;&quot;;[.A122];[.B122];[.C122];[.D122];[.E122];[.F122];[.G122];[.H122];[.I122];&quot;&quot;&quot;;&quot;)" office:value-type="string" office:string-value="data[&quot;10120011&quot;]=&quot;FLFL LF FR RFLB&quot;;" calcext:value-type="string">
            <text:p>data["10120011"]="FLFL LF FR RFL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23];[.L123];[.M123];[.N123];[.O123];[.P123];[.Q123];[.R123];&quot;&quot;&quot;]=&quot;&quot;&quot;;[.A123];[.B123];[.C123];[.D123];[.E123];[.F123];[.G123];[.H123];[.I123];&quot;&quot;&quot;;&quot;)" office:value-type="string" office:string-value="data[&quot;10120110&quot;]=&quot;FLFL LF FR RFLB*&quot;;" calcext:value-type="string">
            <text:p>data["10120110"]="FLFL LF FR RFL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24];[.L124];[.M124];[.N124];[.O124];[.P124];[.Q124];[.R124];&quot;&quot;&quot;]=&quot;&quot;&quot;;[.A124];[.B124];[.C124];[.D124];[.E124];[.F124];[.G124];[.H124];[.I124];&quot;&quot;&quot;;&quot;)" office:value-type="string" office:string-value="data[&quot;10120200&quot;]=&quot;FLR RF*LU UD DF*U U&quot;;" calcext:value-type="string">
            <text:p>data["10120200"]="FLR RF*LU UD DF*U U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 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25];[.L125];[.M125];[.N125];[.O125];[.P125];[.Q125];[.R125];&quot;&quot;&quot;]=&quot;&quot;&quot;;[.A125];[.B125];[.C125];[.D125];[.E125];[.F125];[.G125];[.H125];[.I125];&quot;&quot;&quot;;&quot;)" office:value-type="string" office:string-value="data[&quot;10121010&quot;]=&quot;FLFL LRF*LB*L L&quot;;" calcext:value-type="string">
            <text:p>data["10121010"]="FLFL LRF*LB*L 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26];[.L126];[.M126];[.N126];[.O126];[.P126];[.Q126];[.R126];&quot;&quot;&quot;]=&quot;&quot;&quot;;[.A126];[.B126];[.C126];[.D126];[.E126];[.F126];[.G126];[.H126];[.I126];&quot;&quot;&quot;;&quot;)" office:value-type="string" office:string-value="data[&quot;10122111&quot;]=&quot;FLFR*F*B BL*B*U U&quot;;" calcext:value-type="string">
            <text:p>data["10122111"]="FLFR*F*B BL*B*U U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27];[.L127];[.M127];[.N127];[.O127];[.P127];[.Q127];[.R127];&quot;&quot;&quot;]=&quot;&quot;&quot;;[.A127];[.B127];[.C127];[.D127];[.E127];[.F127];[.G127];[.H127];[.I127];&quot;&quot;&quot;;&quot;)" office:value-type="string" office:string-value="data[&quot;10200222&quot;]=&quot;FLU UR*B*R RF*D DR*&quot;;" calcext:value-type="string">
            <text:p>data["10200222"]="FLU UR*B*R RF*D DR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28];[.L128];[.M128];[.N128];[.O128];[.P128];[.Q128];[.R128];&quot;&quot;&quot;]=&quot;&quot;&quot;;[.A128];[.B128];[.C128];[.D128];[.E128];[.F128];[.G128];[.H128];[.I128];&quot;&quot;&quot;;&quot;)" office:value-type="string" office:string-value="data[&quot;10210002&quot;]=&quot;FLR RF*LF FU UD DF*&quot;;" calcext:value-type="string">
            <text:p>data["10210002"]="FLR RF*LF FU UD DF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29];[.L129];[.M129];[.N129];[.O129];[.P129];[.Q129];[.R129];&quot;&quot;&quot;]=&quot;&quot;&quot;;[.A129];[.B129];[.C129];[.D129];[.E129];[.F129];[.G129];[.H129];[.I129];&quot;&quot;&quot;;&quot;)" office:value-type="string" office:string-value="data[&quot;10210110&quot;]=&quot;FLFB BL LR*F*LB*&quot;;" calcext:value-type="string">
            <text:p>data["10210110"]="FLFB BL LR*F*L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130];[.L130];[.M130];[.N130];[.O130];[.P130];[.Q130];[.R130];&quot;&quot;&quot;]=&quot;&quot;&quot;;[.A130];[.B130];[.C130];[.D130];[.E130];[.F130];[.G130];[.H130];[.I130];&quot;&quot;&quot;;&quot;)" office:value-type="string" office:string-value="data[&quot;10210221&quot;]=&quot;FLF*RF*B*L*F FL&quot;;" calcext:value-type="string">
            <text:p>data["10210221"]="FLF*RF*B*L*F F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 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31];[.L131];[.M131];[.N131];[.O131];[.P131];[.Q131];[.R131];&quot;&quot;&quot;]=&quot;&quot;&quot;;[.A131];[.B131];[.C131];[.D131];[.E131];[.F131];[.G131];[.H131];[.I131];&quot;&quot;&quot;;&quot;)" office:value-type="string" office:string-value="data[&quot;10211010&quot;]=&quot;FLFL LR*F*LB*L L&quot;;" calcext:value-type="string">
            <text:p>data["10211010"]="FLFL LR*F*LB*L 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32];[.L132];[.M132];[.N132];[.O132];[.P132];[.Q132];[.R132];&quot;&quot;&quot;]=&quot;&quot;&quot;;[.A132];[.B132];[.C132];[.D132];[.E132];[.F132];[.G132];[.H132];[.I132];&quot;&quot;&quot;;&quot;)" office:value-type="string" office:string-value="data[&quot;10212210&quot;]=&quot;FLF FU UFU UB BL*B&quot;;" calcext:value-type="string">
            <text:p>data["10212210"]="FLF FU UFU UB BL*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33];[.L133];[.M133];[.N133];[.O133];[.P133];[.Q133];[.R133];&quot;&quot;&quot;]=&quot;&quot;&quot;;[.A133];[.B133];[.C133];[.D133];[.E133];[.F133];[.G133];[.H133];[.I133];&quot;&quot;&quot;;&quot;)" office:value-type="string" office:string-value="data[&quot;10220001&quot;]=&quot;FLFLF*L*B BL*B&quot;;" calcext:value-type="string">
            <text:p>data["10220001"]="FLFLF*L*B BL*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34];[.L134];[.M134];[.N134];[.O134];[.P134];[.Q134];[.R134];&quot;&quot;&quot;]=&quot;&quot;&quot;;[.A134];[.B134];[.C134];[.D134];[.E134];[.F134];[.G134];[.H134];[.I134];&quot;&quot;&quot;;&quot;)" office:value-type="string" office:string-value="data[&quot;10220010&quot;]=&quot;FLFL LF FR*FLB*&quot;;" calcext:value-type="string">
            <text:p>data["10220010"]="FLFL LF FR*FL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35];[.L135];[.M135];[.N135];[.O135];[.P135];[.Q135];[.R135];&quot;&quot;&quot;]=&quot;&quot;&quot;;[.A135];[.B135];[.C135];[.D135];[.E135];[.F135];[.G135];[.H135];[.I135];&quot;&quot;&quot;;&quot;)" office:value-type="string" office:string-value="data[&quot;10220100&quot;]=&quot;FLFL LF FRFLB*&quot;;" calcext:value-type="string">
            <text:p>data["10220100"]="FLFL LF FRFL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136];[.L136];[.M136];[.N136];[.O136];[.P136];[.Q136];[.R136];&quot;&quot;&quot;]=&quot;&quot;&quot;;[.A136];[.B136];[.C136];[.D136];[.E136];[.F136];[.G136];[.H136];[.I136];&quot;&quot;&quot;;&quot;)" office:value-type="string" office:string-value="data[&quot;10220211&quot;]=&quot;FLFB BL*BL*F*L&quot;;" calcext:value-type="string">
            <text:p>data["10220211"]="FLFB BL*BL*F*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37];[.L137];[.M137];[.N137];[.O137];[.P137];[.Q137];[.R137];&quot;&quot;&quot;]=&quot;&quot;&quot;;[.A137];[.B137];[.C137];[.D137];[.E137];[.F137];[.G137];[.H137];[.I137];&quot;&quot;&quot;;&quot;)" office:value-type="string" office:string-value="data[&quot;10221012&quot;]=&quot;FLFR RB BRF*L*B*&quot;;" calcext:value-type="string">
            <text:p>data["10221012"]="FLFR RB BRF*L*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138];[.L138];[.M138];[.N138];[.O138];[.P138];[.Q138];[.R138];&quot;&quot;&quot;]=&quot;&quot;&quot;;[.A138];[.B138];[.C138];[.D138];[.E138];[.F138];[.G138];[.H138];[.I138];&quot;&quot;&quot;;&quot;)" office:value-type="string" office:string-value="data[&quot;10222011&quot;]=&quot;FLFB BR RF*L*B*U U&quot;;" calcext:value-type="string">
            <text:p>data["10222011"]="FLFB BR RF*L*B*U U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39];[.L139];[.M139];[.N139];[.O139];[.P139];[.Q139];[.R139];&quot;&quot;&quot;]=&quot;&quot;&quot;;[.A139];[.B139];[.C139];[.D139];[.E139];[.F139];[.G139];[.H139];[.I139];&quot;&quot;&quot;;&quot;)" office:value-type="string" office:string-value="data[&quot;10222101&quot;]=&quot;FLFB*LF*B*LB&quot;;" calcext:value-type="string">
            <text:p>data["10222101"]="FLFB*LF*B*L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40];[.L140];[.M140];[.N140];[.O140];[.P140];[.Q140];[.R140];&quot;&quot;&quot;]=&quot;&quot;&quot;;[.A140];[.B140];[.C140];[.D140];[.E140];[.F140];[.G140];[.H140];[.I140];&quot;&quot;&quot;;&quot;)" office:value-type="string" office:string-value="data[&quot;10222200&quot;]=&quot;FLF FL LD DB*L*U UF&quot;;" calcext:value-type="string">
            <text:p>data["10222200"]="FLF FL LD DB*L*U U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41];[.L141];[.M141];[.N141];[.O141];[.P141];[.Q141];[.R141];&quot;&quot;&quot;]=&quot;&quot;&quot;;[.A141];[.B141];[.C141];[.D141];[.E141];[.F141];[.G141];[.H141];[.I141];&quot;&quot;&quot;;&quot;)" office:value-type="string" office:string-value="data[&quot;11001000&quot;]=&quot;FLF FLB BLU UD DF*&quot;;" calcext:value-type="string">
            <text:p>data["11001000"]="FLF FLB BLU UD DF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42];[.L142];[.M142];[.N142];[.O142];[.P142];[.Q142];[.R142];&quot;&quot;&quot;]=&quot;&quot;&quot;;[.A142];[.B142];[.C142];[.D142];[.E142];[.F142];[.G142];[.H142];[.I142];&quot;&quot;&quot;;&quot;)" office:value-type="string" office:string-value="data[&quot;11001012&quot;]=&quot;FLFU UFRB*D DR*&quot;;" calcext:value-type="string">
            <text:p>data["11001012"]="FLFU UFRB*D DR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43];[.L143];[.M143];[.N143];[.O143];[.P143];[.Q143];[.R143];&quot;&quot;&quot;]=&quot;&quot;&quot;;[.A143];[.B143];[.C143];[.D143];[.E143];[.F143];[.G143];[.H143];[.I143];&quot;&quot;&quot;;&quot;)" office:value-type="string" office:string-value="data[&quot;11001021&quot;]=&quot;FLFU UFRB*D DR&quot;;" calcext:value-type="string">
            <text:p>data["11001021"]="FLFU UFRB*D DR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U U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44];[.L144];[.M144];[.N144];[.O144];[.P144];[.Q144];[.R144];&quot;&quot;&quot;]=&quot;&quot;&quot;;[.A144];[.B144];[.C144];[.D144];[.E144];[.F144];[.G144];[.H144];[.I144];&quot;&quot;&quot;;&quot;)" office:value-type="string" office:string-value="data[&quot;11001120&quot;]=&quot;FLF FRB*L*F FL*U U&quot;;" calcext:value-type="string">
            <text:p>data["11001120"]="FLF FRB*L*F FL*U U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45];[.L145];[.M145];[.N145];[.O145];[.P145];[.Q145];[.R145];&quot;&quot;&quot;]=&quot;&quot;&quot;;[.A145];[.B145];[.C145];[.D145];[.E145];[.F145];[.G145];[.H145];[.I145];&quot;&quot;&quot;;&quot;)" office:value-type="string" office:string-value="data[&quot;11002221&quot;]=&quot;FLF*B*D DLFD DL&quot;;" calcext:value-type="string">
            <text:p>data["11002221"]="FLF*B*D DLFD D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46];[.L146];[.M146];[.N146];[.O146];[.P146];[.Q146];[.R146];&quot;&quot;&quot;]=&quot;&quot;&quot;;[.A146];[.B146];[.C146];[.D146];[.E146];[.F146];[.G146];[.H146];[.I146];&quot;&quot;&quot;;&quot;)" office:value-type="string" office:string-value="data[&quot;11010000&quot;]=&quot;LFR*BLF*BLB&quot;;" calcext:value-type="string">
            <text:p>data["11010000"]="LFR*BLF*BL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47];[.L147];[.M147];[.N147];[.O147];[.P147];[.Q147];[.R147];&quot;&quot;&quot;]=&quot;&quot;&quot;;[.A147];[.B147];[.C147];[.D147];[.E147];[.F147];[.G147];[.H147];[.I147];&quot;&quot;&quot;;&quot;)" office:value-type="string" office:string-value="data[&quot;11010012&quot;]=&quot;FLF*L LBRF*U UR&quot;;" calcext:value-type="string">
            <text:p>data["11010012"]="FLF*L LBRF*U UR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48];[.L148];[.M148];[.N148];[.O148];[.P148];[.Q148];[.R148];&quot;&quot;&quot;]=&quot;&quot;&quot;;[.A148];[.B148];[.C148];[.D148];[.E148];[.F148];[.G148];[.H148];[.I148];&quot;&quot;&quot;;&quot;)" office:value-type="string" office:string-value="data[&quot;11010102&quot;]=&quot;FLF*L LB*RF*U UR&quot;;" calcext:value-type="string">
            <text:p>data["11010102"]="FLF*L LB*RF*U UR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149];[.L149];[.M149];[.N149];[.O149];[.P149];[.Q149];[.R149];&quot;&quot;&quot;]=&quot;&quot;&quot;;[.A149];[.B149];[.C149];[.D149];[.E149];[.F149];[.G149];[.H149];[.I149];&quot;&quot;&quot;;&quot;)" office:value-type="string" office:string-value="data[&quot;11012022&quot;]=&quot;LF FRFB*R*F*D DR&quot;;" calcext:value-type="string">
            <text:p>data["11012022"]="LF FRFB*R*F*D DR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50];[.L150];[.M150];[.N150];[.O150];[.P150];[.Q150];[.R150];&quot;&quot;&quot;]=&quot;&quot;&quot;;[.A150];[.B150];[.C150];[.D150];[.E150];[.F150];[.G150];[.H150];[.I150];&quot;&quot;&quot;;&quot;)" office:value-type="string" office:string-value="data[&quot;11020110&quot;]=&quot;FLFL LB BRF*LB&quot;;" calcext:value-type="string">
            <text:p>data["11020110"]="FLFL LB BRF*L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U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51];[.L151];[.M151];[.N151];[.O151];[.P151];[.Q151];[.R151];&quot;&quot;&quot;]=&quot;&quot;&quot;;[.A151];[.B151];[.C151];[.D151];[.E151];[.F151];[.G151];[.H151];[.I151];&quot;&quot;&quot;;&quot;)" office:value-type="string" office:string-value="data[&quot;11021010&quot;]=&quot;FLFL LR*F*LBU U&quot;;" calcext:value-type="string">
            <text:p>data["11021010"]="FLFL LR*F*LBU U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52];[.L152];[.M152];[.N152];[.O152];[.P152];[.Q152];[.R152];&quot;&quot;&quot;]=&quot;&quot;&quot;;[.A152];[.B152];[.C152];[.D152];[.E152];[.F152];[.G152];[.H152];[.I152];&quot;&quot;&quot;;&quot;)" office:value-type="string" office:string-value="data[&quot;11100012&quot;]=&quot;FLF*B*RF*L LU UR&quot;;" calcext:value-type="string">
            <text:p>data["11100012"]="FLF*B*RF*L LU UR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53];[.L153];[.M153];[.N153];[.O153];[.P153];[.Q153];[.R153];&quot;&quot;&quot;]=&quot;&quot;&quot;;[.A153];[.B153];[.C153];[.D153];[.E153];[.F153];[.G153];[.H153];[.I153];&quot;&quot;&quot;;&quot;)" office:value-type="string" office:string-value="data[&quot;11100111&quot;]=&quot;FLFR*U UBLFL L&quot;;" calcext:value-type="string">
            <text:p>data["11100111"]="FLFR*U UBLFL 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*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54];[.L154];[.M154];[.N154];[.O154];[.P154];[.Q154];[.R154];&quot;&quot;&quot;]=&quot;&quot;&quot;;[.A154];[.B154];[.C154];[.D154];[.E154];[.F154];[.G154];[.H154];[.I154];&quot;&quot;&quot;;&quot;)" office:value-type="string" office:string-value="data[&quot;11100120&quot;]=&quot;FLF*L LB*RF*U UR*&quot;;" calcext:value-type="string">
            <text:p>data["11100120"]="FLF*L LB*RF*U UR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55];[.L155];[.M155];[.N155];[.O155];[.P155];[.Q155];[.R155];&quot;&quot;&quot;]=&quot;&quot;&quot;;[.A155];[.B155];[.C155];[.D155];[.E155];[.F155];[.G155];[.H155];[.I155];&quot;&quot;&quot;;&quot;)" office:value-type="string" office:string-value="data[&quot;11100210&quot;]=&quot;FLB BR RF*LU UD DF&quot;;" calcext:value-type="string">
            <text:p>data["11100210"]="FLB BR RF*LU UD D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56];[.L156];[.M156];[.N156];[.O156];[.P156];[.Q156];[.R156];&quot;&quot;&quot;]=&quot;&quot;&quot;;[.A156];[.B156];[.C156];[.D156];[.E156];[.F156];[.G156];[.H156];[.I156];&quot;&quot;&quot;;&quot;)" office:value-type="string" office:string-value="data[&quot;11101110&quot;]=&quot;FLFL LRU UB*RF*&quot;;" calcext:value-type="string">
            <text:p>data["11101110"]="FLFL LRU UB*RF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U U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57];[.L157];[.M157];[.N157];[.O157];[.P157];[.Q157];[.R157];&quot;&quot;&quot;]=&quot;&quot;&quot;;[.A157];[.B157];[.C157];[.D157];[.E157];[.F157];[.G157];[.H157];[.I157];&quot;&quot;&quot;;&quot;)" office:value-type="string" office:string-value="data[&quot;11101122&quot;]=&quot;FLF FBU UL*F FL*U U&quot;;" calcext:value-type="string">
            <text:p>data["11101122"]="FLF FBU UL*F FL*U U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58];[.L158];[.M158];[.N158];[.O158];[.P158];[.Q158];[.R158];&quot;&quot;&quot;]=&quot;&quot;&quot;;[.A158];[.B158];[.C158];[.D158];[.E158];[.F158];[.G158];[.H158];[.I158];&quot;&quot;&quot;;&quot;)" office:value-type="string" office:string-value="data[&quot;11101200&quot;]=&quot;FLR RU UF*R*B*D DR&quot;;" calcext:value-type="string">
            <text:p>data["11101200"]="FLR RU UF*R*B*D DR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159];[.L159];[.M159];[.N159];[.O159];[.P159];[.Q159];[.R159];&quot;&quot;&quot;]=&quot;&quot;&quot;;[.A159];[.B159];[.C159];[.D159];[.E159];[.F159];[.G159];[.H159];[.I159];&quot;&quot;&quot;;&quot;)" office:value-type="string" office:string-value="data[&quot;11102022&quot;]=&quot;LF FRFB*R*F*D DR*&quot;;" calcext:value-type="string">
            <text:p>data["11102022"]="LF FRFB*R*F*D DR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60];[.L160];[.M160];[.N160];[.O160];[.P160];[.Q160];[.R160];&quot;&quot;&quot;]=&quot;&quot;&quot;;[.A160];[.B160];[.C160];[.D160];[.E160];[.F160];[.G160];[.H160];[.I160];&quot;&quot;&quot;;&quot;)" office:value-type="string" office:string-value="data[&quot;11102211&quot;]=&quot;FLF FBU UL*F FLF F&quot;;" calcext:value-type="string">
            <text:p>data["11102211"]="FLF FBU UL*F FLF 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161];[.L161];[.M161];[.N161];[.O161];[.P161];[.Q161];[.R161];&quot;&quot;&quot;]=&quot;&quot;&quot;;[.A161];[.B161];[.C161];[.D161];[.E161];[.F161];[.G161];[.H161];[.I161];&quot;&quot;&quot;;&quot;)" office:value-type="string" office:string-value="data[&quot;11110011&quot;]=&quot;FLFRU UR RBLF&quot;;" calcext:value-type="string">
            <text:p>data["11110011"]="FLFRU UR RBL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62];[.L162];[.M162];[.N162];[.O162];[.P162];[.Q162];[.R162];&quot;&quot;&quot;]=&quot;&quot;&quot;;[.A162];[.B162];[.C162];[.D162];[.E162];[.F162];[.G162];[.H162];[.I162];&quot;&quot;&quot;;&quot;)" office:value-type="string" office:string-value="data[&quot;11110212&quot;]=&quot;FLRBL*F*U UF*L*&quot;;" calcext:value-type="string">
            <text:p>data["11110212"]="FLRBL*F*U UF*L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163];[.L163];[.M163];[.N163];[.O163];[.P163];[.Q163];[.R163];&quot;&quot;&quot;]=&quot;&quot;&quot;;[.A163];[.B163];[.C163];[.D163];[.E163];[.F163];[.G163];[.H163];[.I163];&quot;&quot;&quot;;&quot;)" office:value-type="string" office:string-value="data[&quot;11111001&quot;]=&quot;FLFRU UR RBLF*&quot;;" calcext:value-type="string">
            <text:p>data["11111001"]="FLFRU UR RBLF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164];[.L164];[.M164];[.N164];[.O164];[.P164];[.Q164];[.R164];&quot;&quot;&quot;]=&quot;&quot;&quot;;[.A164];[.B164];[.C164];[.D164];[.E164];[.F164];[.G164];[.H164];[.I164];&quot;&quot;&quot;;&quot;)" office:value-type="string" office:string-value="data[&quot;11111010&quot;]=&quot;FLFR RU URBLF&quot;;" calcext:value-type="string">
            <text:p>data["11111010"]="FLFR RU URBL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65];[.L165];[.M165];[.N165];[.O165];[.P165];[.Q165];[.R165];&quot;&quot;&quot;]=&quot;&quot;&quot;;[.A165];[.B165];[.C165];[.D165];[.E165];[.F165];[.G165];[.H165];[.I165];&quot;&quot;&quot;;&quot;)" office:value-type="string" office:string-value="data[&quot;11112012&quot;]=&quot;FLRBL*F*U UF*L&quot;;" calcext:value-type="string">
            <text:p>data["11112012"]="FLRBL*F*U UF*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66];[.L166];[.M166];[.N166];[.O166];[.P166];[.Q166];[.R166];&quot;&quot;&quot;]=&quot;&quot;&quot;;[.A166];[.B166];[.C166];[.D166];[.E166];[.F166];[.G166];[.H166];[.I166];&quot;&quot;&quot;;&quot;)" office:value-type="string" office:string-value="data[&quot;11112111&quot;]=&quot;FLFL LB*RFU UR&quot;;" calcext:value-type="string">
            <text:p>data["11112111"]="FLFL LB*RFU UR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K167];[.L167];[.M167];[.N167];[.O167];[.P167];[.Q167];[.R167];&quot;&quot;&quot;]=&quot;&quot;&quot;;[.A167];[.B167];[.C167];[.D167];[.E167];[.F167];[.G167];[.H167];[.I167];&quot;&quot;&quot;;&quot;)" office:value-type="string" office:string-value="data[&quot;11112222&quot;]=&quot;FLR*U UL LFBD DL&quot;;" calcext:value-type="string">
            <text:p>data["11112222"]="FLR*U UL LFBD D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68];[.L168];[.M168];[.N168];[.O168];[.P168];[.Q168];[.R168];&quot;&quot;&quot;]=&quot;&quot;&quot;;[.A168];[.B168];[.C168];[.D168];[.E168];[.F168];[.G168];[.H168];[.I168];&quot;&quot;&quot;;&quot;)" office:value-type="string" office:string-value="data[&quot;11120001&quot;]=&quot;FLFLU UL*BLF*&quot;;" calcext:value-type="string">
            <text:p>data["11120001"]="FLFLU UL*BLF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69];[.L169];[.M169];[.N169];[.O169];[.P169];[.Q169];[.R169];&quot;&quot;&quot;]=&quot;&quot;&quot;;[.A169];[.B169];[.C169];[.D169];[.E169];[.F169];[.G169];[.H169];[.I169];&quot;&quot;&quot;;&quot;)" office:value-type="string" office:string-value="data[&quot;11121012&quot;]=&quot;FLF FR*B*LR RB BL*&quot;;" calcext:value-type="string">
            <text:p>data["11121012"]="FLF FR*B*LR RB BL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*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70];[.L170];[.M170];[.N170];[.O170];[.P170];[.Q170];[.R170];&quot;&quot;&quot;]=&quot;&quot;&quot;;[.A170];[.B170];[.C170];[.D170];[.E170];[.F170];[.G170];[.H170];[.I170];&quot;&quot;&quot;;&quot;)" office:value-type="string" office:string-value="data[&quot;11121201&quot;]=&quot;FLFB*R*F FD DF*R*&quot;;" calcext:value-type="string">
            <text:p>data["11121201"]="FLFB*R*F FD DF*R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171];[.L171];[.M171];[.N171];[.O171];[.P171];[.Q171];[.R171];&quot;&quot;&quot;]=&quot;&quot;&quot;;[.A171];[.B171];[.C171];[.D171];[.E171];[.F171];[.G171];[.H171];[.I171];&quot;&quot;&quot;;&quot;)" office:value-type="string" office:string-value="data[&quot;11121222&quot;]=&quot;FLF FL LFU UD DRF&quot;;" calcext:value-type="string">
            <text:p>data["11121222"]="FLF FL LFU UD DR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*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172];[.L172];[.M172];[.N172];[.O172];[.P172];[.Q172];[.R172];&quot;&quot;&quot;]=&quot;&quot;&quot;;[.A172];[.B172];[.C172];[.D172];[.E172];[.F172];[.G172];[.H172];[.I172];&quot;&quot;&quot;;&quot;)" office:value-type="string" office:string-value="data[&quot;11122122&quot;]=&quot;FLRFBL*F FU UL*&quot;;" calcext:value-type="string">
            <text:p>data["11122122"]="FLRFBL*F FU UL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73];[.L173];[.M173];[.N173];[.O173];[.P173];[.Q173];[.R173];&quot;&quot;&quot;]=&quot;&quot;&quot;;[.A173];[.B173];[.C173];[.D173];[.E173];[.F173];[.G173];[.H173];[.I173];&quot;&quot;&quot;;&quot;)" office:value-type="string" office:string-value="data[&quot;11200002&quot;]=&quot;FLR RF*LF FU UD DF&quot;;" calcext:value-type="string">
            <text:p>data["11200002"]="FLR RF*LF FU UD D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74];[.L174];[.M174];[.N174];[.O174];[.P174];[.Q174];[.R174];&quot;&quot;&quot;]=&quot;&quot;&quot;;[.A174];[.B174];[.C174];[.D174];[.E174];[.F174];[.G174];[.H174];[.I174];&quot;&quot;&quot;;&quot;)" office:value-type="string" office:string-value="data[&quot;11202000&quot;]=&quot;LFR*F FB*R*D DF*R&quot;;" calcext:value-type="string">
            <text:p>data["11202000"]="LFR*F FB*R*D DF*R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75];[.L175];[.M175];[.N175];[.O175];[.P175];[.Q175];[.R175];&quot;&quot;&quot;]=&quot;&quot;&quot;;[.A175];[.B175];[.C175];[.D175];[.E175];[.F175];[.G175];[.H175];[.I175];&quot;&quot;&quot;;&quot;)" office:value-type="string" office:string-value="data[&quot;11210001&quot;]=&quot;FLFL*F*R*FRB&quot;;" calcext:value-type="string">
            <text:p>data["11210001"]="FLFL*F*R*FR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76];[.L176];[.M176];[.N176];[.O176];[.P176];[.Q176];[.R176];&quot;&quot;&quot;]=&quot;&quot;&quot;;[.A176];[.B176];[.C176];[.D176];[.E176];[.F176];[.G176];[.H176];[.I176];&quot;&quot;&quot;;&quot;)" office:value-type="string" office:string-value="data[&quot;11211210&quot;]=&quot;FLFB*R*F FD DF*R&quot;;" calcext:value-type="string">
            <text:p>data["11211210"]="FLFB*R*F FD DF*R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77];[.L177];[.M177];[.N177];[.O177];[.P177];[.Q177];[.R177];&quot;&quot;&quot;]=&quot;&quot;&quot;;[.A177];[.B177];[.C177];[.D177];[.E177];[.F177];[.G177];[.H177];[.I177];&quot;&quot;&quot;;&quot;)" office:value-type="string" office:string-value="data[&quot;11212101&quot;]=&quot;FLF FR*B*L*F FL*F F&quot;;" calcext:value-type="string">
            <text:p>data["11212101"]="FLF FR*B*L*F FL*F 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NCATENATE(&quot;data[&quot;&quot;&quot;;[.K178];[.L178];[.M178];[.N178];[.O178];[.P178];[.Q178];[.R178];&quot;&quot;&quot;]=&quot;&quot;&quot;;[.A178];[.B178];[.C178];[.D178];[.E178];[.F178];[.G178];[.H178];[.I178];&quot;&quot;&quot;;&quot;)" office:value-type="string" office:string-value="data[&quot;11221122&quot;]=&quot;FLF FL LF*LF FLB*&quot;;" calcext:value-type="string">
            <text:p>data["11221122"]="FLF FL LF*LF FL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79];[.L179];[.M179];[.N179];[.O179];[.P179];[.Q179];[.R179];&quot;&quot;&quot;]=&quot;&quot;&quot;;[.A179];[.B179];[.C179];[.D179];[.E179];[.F179];[.G179];[.H179];[.I179];&quot;&quot;&quot;;&quot;)" office:value-type="string" office:string-value="data[&quot;11222001&quot;]=&quot;FLF FB BD DF*D DL*B&quot;;" calcext:value-type="string">
            <text:p>data["11222001"]="FLF FB BD DF*D DL*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NCATENATE(&quot;data[&quot;&quot;&quot;;[.K180];[.L180];[.M180];[.N180];[.O180];[.P180];[.Q180];[.R180];&quot;&quot;&quot;]=&quot;&quot;&quot;;[.A180];[.B180];[.C180];[.D180];[.E180];[.F180];[.G180];[.H180];[.I180];&quot;&quot;&quot;;&quot;)" office:value-type="string" office:string-value="data[&quot;11222211&quot;]=&quot;FLR*FL*B BRF FB&quot;;" calcext:value-type="string">
            <text:p>data["11222211"]="FLR*FL*B BRF F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81];[.L181];[.M181];[.N181];[.O181];[.P181];[.Q181];[.R181];&quot;&quot;&quot;]=&quot;&quot;&quot;;[.A181];[.B181];[.C181];[.D181];[.E181];[.F181];[.G181];[.H181];[.I181];&quot;&quot;&quot;;&quot;)" office:value-type="string" office:string-value="data[&quot;12001002&quot;]=&quot;FLF FL LB BD DL*U UF&quot;;" calcext:value-type="string">
            <text:p>data["12001002"]="FLF FL LB BD DL*U U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82];[.L182];[.M182];[.N182];[.O182];[.P182];[.Q182];[.R182];&quot;&quot;&quot;]=&quot;&quot;&quot;;[.A182];[.B182];[.C182];[.D182];[.E182];[.F182];[.G182];[.H182];[.I182];&quot;&quot;&quot;;&quot;)" office:value-type="string" office:string-value="data[&quot;12001122&quot;]=&quot;FLF FL*BU UBR*B*&quot;;" calcext:value-type="string">
            <text:p>data["12001122"]="FLF FL*BU UBR*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83];[.L183];[.M183];[.N183];[.O183];[.P183];[.Q183];[.R183];&quot;&quot;&quot;]=&quot;&quot;&quot;;[.A183];[.B183];[.C183];[.D183];[.E183];[.F183];[.G183];[.H183];[.I183];&quot;&quot;&quot;;&quot;)" office:value-type="string" office:string-value="data[&quot;12002010&quot;]=&quot;FLR RF*L*R*B BR*B*&quot;;" calcext:value-type="string">
            <text:p>data["12002010"]="FLR RF*L*R*B BR*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84];[.L184];[.M184];[.N184];[.O184];[.P184];[.Q184];[.R184];&quot;&quot;&quot;]=&quot;&quot;&quot;;[.A184];[.B184];[.C184];[.D184];[.E184];[.F184];[.G184];[.H184];[.I184];&quot;&quot;&quot;;&quot;)" office:value-type="string" office:string-value="data[&quot;12010011&quot;]=&quot;FLFLD DRF*L LB&quot;;" calcext:value-type="string">
            <text:p>data["12010011"]="FLFLD DRF*L L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85];[.L185];[.M185];[.N185];[.O185];[.P185];[.Q185];[.R185];&quot;&quot;&quot;]=&quot;&quot;&quot;;[.A185];[.B185];[.C185];[.D185];[.E185];[.F185];[.G185];[.H185];[.I185];&quot;&quot;&quot;;&quot;)" office:value-type="string" office:string-value="data[&quot;12011001&quot;]=&quot;FLFL LRF*LF FB&quot;;" calcext:value-type="string">
            <text:p>data["12011001"]="FLFL LRF*LF F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86];[.L186];[.M186];[.N186];[.O186];[.P186];[.Q186];[.R186];&quot;&quot;&quot;]=&quot;&quot;&quot;;[.A186];[.B186];[.C186];[.D186];[.E186];[.F186];[.G186];[.H186];[.I186];&quot;&quot;&quot;;&quot;)" office:value-type="string" office:string-value="data[&quot;12011022&quot;]=&quot;FLF FB BL LU UD DRF&quot;;" calcext:value-type="string">
            <text:p>data["12011022"]="FLF FB BL LU UD DR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87];[.L187];[.M187];[.N187];[.O187];[.P187];[.Q187];[.R187];&quot;&quot;&quot;]=&quot;&quot;&quot;;[.A187];[.B187];[.C187];[.D187];[.E187];[.F187];[.G187];[.H187];[.I187];&quot;&quot;&quot;;&quot;)" office:value-type="string" office:string-value="data[&quot;12012120&quot;]=&quot;FLBL*D DFB BR*F&quot;;" calcext:value-type="string">
            <text:p>data["12012120"]="FLBL*D DFB BR*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88];[.L188];[.M188];[.N188];[.O188];[.P188];[.Q188];[.R188];&quot;&quot;&quot;]=&quot;&quot;&quot;;[.A188];[.B188];[.C188];[.D188];[.E188];[.F188];[.G188];[.H188];[.I188];&quot;&quot;&quot;;&quot;)" office:value-type="string" office:string-value="data[&quot;12020010&quot;]=&quot;FLFLRD DF*L LB&quot;;" calcext:value-type="string">
            <text:p>data["12020010"]="FLFLRD DF*L L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89];[.L189];[.M189];[.N189];[.O189];[.P189];[.Q189];[.R189];&quot;&quot;&quot;]=&quot;&quot;&quot;;[.A189];[.B189];[.C189];[.D189];[.E189];[.F189];[.G189];[.H189];[.I189];&quot;&quot;&quot;;&quot;)" office:value-type="string" office:string-value="data[&quot;12020211&quot;]=&quot;FLFRF FLFL LB&quot;;" calcext:value-type="string">
            <text:p>data["12020211"]="FLFRF FLFL L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90];[.L190];[.M190];[.N190];[.O190];[.P190];[.Q190];[.R190];&quot;&quot;&quot;]=&quot;&quot;&quot;;[.A190];[.B190];[.C190];[.D190];[.E190];[.F190];[.G190];[.H190];[.I190];&quot;&quot;&quot;;&quot;)" office:value-type="string" office:string-value="data[&quot;12102000&quot;]=&quot;FLR RF*LU UD DFL L&quot;;" calcext:value-type="string">
            <text:p>data["12102000"]="FLR RF*LU UD DFL 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91];[.L191];[.M191];[.N191];[.O191];[.P191];[.Q191];[.R191];&quot;&quot;&quot;]=&quot;&quot;&quot;;[.A191];[.B191];[.C191];[.D191];[.E191];[.F191];[.G191];[.H191];[.I191];&quot;&quot;&quot;;&quot;)" office:value-type="string" office:string-value="data[&quot;12102012&quot;]=&quot;FLF FU UB*LFB BL*&quot;;" calcext:value-type="string">
            <text:p>data["12102012"]="FLF FU UB*LFB BL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92];[.L192];[.M192];[.N192];[.O192];[.P192];[.Q192];[.R192];&quot;&quot;&quot;]=&quot;&quot;&quot;;[.A192];[.B192];[.C192];[.D192];[.E192];[.F192];[.G192];[.H192];[.I192];&quot;&quot;&quot;;&quot;)" office:value-type="string" office:string-value="data[&quot;12110001&quot;]=&quot;FLFLU UL*BLF&quot;;" calcext:value-type="string">
            <text:p>data["12110001"]="FLFLU UL*BL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93];[.L193];[.M193];[.N193];[.O193];[.P193];[.Q193];[.R193];&quot;&quot;&quot;]=&quot;&quot;&quot;;[.A193];[.B193];[.C193];[.D193];[.E193];[.F193];[.G193];[.H193];[.I193];&quot;&quot;&quot;;&quot;)" office:value-type="string" office:string-value="data[&quot;12111021&quot;]=&quot;FLF FB*L LD DLF FL*&quot;;" calcext:value-type="string">
            <text:p>data["12111021"]="FLF FB*L LD DLF FL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94];[.L194];[.M194];[.N194];[.O194];[.P194];[.Q194];[.R194];&quot;&quot;&quot;]=&quot;&quot;&quot;;[.A194];[.B194];[.C194];[.D194];[.E194];[.F194];[.G194];[.H194];[.I194];&quot;&quot;&quot;;&quot;)" office:value-type="string" office:string-value="data[&quot;12111120&quot;]=&quot;FLFR RFBL*F FL*&quot;;" calcext:value-type="string">
            <text:p>data["12111120"]="FLFR RFBL*F FL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95];[.L195];[.M195];[.N195];[.O195];[.P195];[.Q195];[.R195];&quot;&quot;&quot;]=&quot;&quot;&quot;;[.A195];[.B195];[.C195];[.D195];[.E195];[.F195];[.G195];[.H195];[.I195];&quot;&quot;&quot;;&quot;)" office:value-type="string" office:string-value="data[&quot;12111201&quot;]=&quot;FLFBD DB*L LRB&quot;;" calcext:value-type="string">
            <text:p>data["12111201"]="FLFBD DB*L LR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96];[.L196];[.M196];[.N196];[.O196];[.P196];[.Q196];[.R196];&quot;&quot;&quot;]=&quot;&quot;&quot;;[.A196];[.B196];[.C196];[.D196];[.E196];[.F196];[.G196];[.H196];[.I196];&quot;&quot;&quot;;&quot;)" office:value-type="string" office:string-value="data[&quot;12112002&quot;]=&quot;FLF*R RBR*D DF*R*&quot;;" calcext:value-type="string">
            <text:p>data["12112002"]="FLF*R RBR*D DF*R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97];[.L197];[.M197];[.N197];[.O197];[.P197];[.Q197];[.R197];&quot;&quot;&quot;]=&quot;&quot;&quot;;[.A197];[.B197];[.C197];[.D197];[.E197];[.F197];[.G197];[.H197];[.I197];&quot;&quot;&quot;;&quot;)" office:value-type="string" office:string-value="data[&quot;12112020&quot;]=&quot;FLF*R RBR*D DF*R&quot;;" calcext:value-type="string">
            <text:p>data["12112020"]="FLF*R RBR*D DF*R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98];[.L198];[.M198];[.N198];[.O198];[.P198];[.Q198];[.R198];&quot;&quot;&quot;]=&quot;&quot;&quot;;[.A198];[.B198];[.C198];[.D198];[.E198];[.F198];[.G198];[.H198];[.I198];&quot;&quot;&quot;;&quot;)" office:value-type="string" office:string-value="data[&quot;12112101&quot;]=&quot;FLFBRFL LU UR*&quot;;" calcext:value-type="string">
            <text:p>data["12112101"]="FLFBRFL LU UR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199];[.L199];[.M199];[.N199];[.O199];[.P199];[.Q199];[.R199];&quot;&quot;&quot;]=&quot;&quot;&quot;;[.A199];[.B199];[.C199];[.D199];[.E199];[.F199];[.G199];[.H199];[.I199];&quot;&quot;&quot;;&quot;)" office:value-type="string" office:string-value="data[&quot;12112110&quot;]=&quot;FLFBRFL LU UR&quot;;" calcext:value-type="string">
            <text:p>data["12112110"]="FLFBRFL LU UR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200];[.L200];[.M200];[.N200];[.O200];[.P200];[.Q200];[.R200];&quot;&quot;&quot;]=&quot;&quot;&quot;;[.A200];[.B200];[.C200];[.D200];[.E200];[.F200];[.G200];[.H200];[.I200];&quot;&quot;&quot;;&quot;)" office:value-type="string" office:string-value="data[&quot;12112122&quot;]=&quot;FLR RFB BL*F FL*B*&quot;;" calcext:value-type="string">
            <text:p>data["12112122"]="FLR RFB BL*F FL*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01];[.L201];[.M201];[.N201];[.O201];[.P201];[.Q201];[.R201];&quot;&quot;&quot;]=&quot;&quot;&quot;;[.A201];[.B201];[.C201];[.D201];[.E201];[.F201];[.G201];[.H201];[.I201];&quot;&quot;&quot;;&quot;)" office:value-type="string" office:string-value="data[&quot;12121110&quot;]=&quot;FLFL*RB*LF*L*&quot;;" calcext:value-type="string">
            <text:p>data["12121110"]="FLFL*RB*LF*L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02];[.L202];[.M202];[.N202];[.O202];[.P202];[.Q202];[.R202];&quot;&quot;&quot;]=&quot;&quot;&quot;;[.A202];[.B202];[.C202];[.D202];[.E202];[.F202];[.G202];[.H202];[.I202];&quot;&quot;&quot;;&quot;)" office:value-type="string" office:string-value="data[&quot;12121200&quot;]=&quot;FLF FB*R*FD DF*R*&quot;;" calcext:value-type="string">
            <text:p>data["12121200"]="FLF FB*R*FD DF*R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NCATENATE(&quot;data[&quot;&quot;&quot;;[.K203];[.L203];[.M203];[.N203];[.O203];[.P203];[.Q203];[.R203];&quot;&quot;&quot;]=&quot;&quot;&quot;;[.A203];[.B203];[.C203];[.D203];[.E203];[.F203];[.G203];[.H203];[.I203];&quot;&quot;&quot;;&quot;)" office:value-type="string" office:string-value="data[&quot;12121212&quot;]=&quot;FLFR*B*R*FD DR*&quot;;" calcext:value-type="string">
            <text:p>data["12121212"]="FLFR*B*R*FD DR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04];[.L204];[.M204];[.N204];[.O204];[.P204];[.Q204];[.R204];&quot;&quot;&quot;]=&quot;&quot;&quot;;[.A204];[.B204];[.C204];[.D204];[.E204];[.F204];[.G204];[.H204];[.I204];&quot;&quot;&quot;;&quot;)" office:value-type="string" office:string-value="data[&quot;12122001&quot;]=&quot;FLFLU UFLBL&quot;;" calcext:value-type="string">
            <text:p>data["12122001"]="FLFLU UFLB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05];[.L205];[.M205];[.N205];[.O205];[.P205];[.Q205];[.R205];&quot;&quot;&quot;]=&quot;&quot;&quot;;[.A205];[.B205];[.C205];[.D205];[.E205];[.F205];[.G205];[.H205];[.I205];&quot;&quot;&quot;;&quot;)" office:value-type="string" office:string-value="data[&quot;12200100&quot;]=&quot;FLFLR*F*L LB*U U&quot;;" calcext:value-type="string">
            <text:p>data["12200100"]="FLFLR*F*L LB*U U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06];[.L206];[.M206];[.N206];[.O206];[.P206];[.Q206];[.R206];&quot;&quot;&quot;]=&quot;&quot;&quot;;[.A206];[.B206];[.C206];[.D206];[.E206];[.F206];[.G206];[.H206];[.I206];&quot;&quot;&quot;;&quot;)" office:value-type="string" office:string-value="data[&quot;12200202&quot;]=&quot;FLR RF*B*R*D DFR*&quot;;" calcext:value-type="string">
            <text:p>data["12200202"]="FLR RF*B*R*D DFR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07];[.L207];[.M207];[.N207];[.O207];[.P207];[.Q207];[.R207];&quot;&quot;&quot;]=&quot;&quot;&quot;;[.A207];[.B207];[.C207];[.D207];[.E207];[.F207];[.G207];[.H207];[.I207];&quot;&quot;&quot;;&quot;)" office:value-type="string" office:string-value="data[&quot;12200220&quot;]=&quot;FLF FL LD DB*L*U UF*&quot;;" calcext:value-type="string">
            <text:p>data["12200220"]="FLF FL LD DB*L*U UF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208];[.L208];[.M208];[.N208];[.O208];[.P208];[.Q208];[.R208];&quot;&quot;&quot;]=&quot;&quot;&quot;;[.A208];[.B208];[.C208];[.D208];[.E208];[.F208];[.G208];[.H208];[.I208];&quot;&quot;&quot;;&quot;)" office:value-type="string" office:string-value="data[&quot;12210000&quot;]=&quot;FLU UFL LF FU UR*B*&quot;;" calcext:value-type="string">
            <text:p>data["12210000"]="FLU UFL LF FU UR*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09];[.L209];[.M209];[.N209];[.O209];[.P209];[.Q209];[.R209];&quot;&quot;&quot;]=&quot;&quot;&quot;;[.A209];[.B209];[.C209];[.D209];[.E209];[.F209];[.G209];[.H209];[.I209];&quot;&quot;&quot;;&quot;)" office:value-type="string" office:string-value="data[&quot;12211020&quot;]=&quot;FLFL*R*B*L*F*L*&quot;;" calcext:value-type="string">
            <text:p>data["12211020"]="FLFL*R*B*L*F*L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10];[.L210];[.M210];[.N210];[.O210];[.P210];[.Q210];[.R210];&quot;&quot;&quot;]=&quot;&quot;&quot;;[.A210];[.B210];[.C210];[.D210];[.E210];[.F210];[.G210];[.H210];[.I210];&quot;&quot;&quot;;&quot;)" office:value-type="string" office:string-value="data[&quot;12211101&quot;]=&quot;FLFL LFLF FL*B*&quot;;" calcext:value-type="string">
            <text:p>data["12211101"]="FLFL LFLF FL*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11];[.L211];[.M211];[.N211];[.O211];[.P211];[.Q211];[.R211];&quot;&quot;&quot;]=&quot;&quot;&quot;;[.A211];[.B211];[.C211];[.D211];[.E211];[.F211];[.G211];[.H211];[.I211];&quot;&quot;&quot;;&quot;)" office:value-type="string" office:string-value="data[&quot;12211110&quot;]=&quot;FLFL*R*B*LF*L*&quot;;" calcext:value-type="string">
            <text:p>data["12211110"]="FLFL*R*B*LF*L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NCATENATE(&quot;data[&quot;&quot;&quot;;[.K212];[.L212];[.M212];[.N212];[.O212];[.P212];[.Q212];[.R212];&quot;&quot;&quot;]=&quot;&quot;&quot;;[.A212];[.B212];[.C212];[.D212];[.E212];[.F212];[.G212];[.H212];[.I212];&quot;&quot;&quot;;&quot;)" office:value-type="string" office:string-value="data[&quot;12211221&quot;]=&quot;FLFR*B*R*FD DR&quot;;" calcext:value-type="string">
            <text:p>data["12211221"]="FLFR*B*R*FD DR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13];[.L213];[.M213];[.N213];[.O213];[.P213];[.Q213];[.R213];&quot;&quot;&quot;]=&quot;&quot;&quot;;[.A213];[.B213];[.C213];[.D213];[.E213];[.F213];[.G213];[.H213];[.I213];&quot;&quot;&quot;;&quot;)" office:value-type="string" office:string-value="data[&quot;12212001&quot;]=&quot;FLFL*FBLFL*&quot;;" calcext:value-type="string">
            <text:p>data["12212001"]="FLFL*FBLFL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14];[.L214];[.M214];[.N214];[.O214];[.P214];[.Q214];[.R214];&quot;&quot;&quot;]=&quot;&quot;&quot;;[.A214];[.B214];[.C214];[.D214];[.E214];[.F214];[.G214];[.H214];[.I214];&quot;&quot;&quot;;&quot;)" office:value-type="string" office:string-value="data[&quot;12212100&quot;]=&quot;FLFL*FB*LFL*&quot;;" calcext:value-type="string">
            <text:p>data["12212100"]="FLFL*FB*LFL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15];[.L215];[.M215];[.N215];[.O215];[.P215];[.Q215];[.R215];&quot;&quot;&quot;]=&quot;&quot;&quot;;[.A215];[.B215];[.C215];[.D215];[.E215];[.F215];[.G215];[.H215];[.I215];&quot;&quot;&quot;;&quot;)" office:value-type="string" office:string-value="data[&quot;12212211&quot;]=&quot;FLFR*F FR RFL*B&quot;;" calcext:value-type="string">
            <text:p>data["12212211"]="FLFR*F FR RFL*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16];[.L216];[.M216];[.N216];[.O216];[.P216];[.Q216];[.R216];&quot;&quot;&quot;]=&quot;&quot;&quot;;[.A216];[.B216];[.C216];[.D216];[.E216];[.F216];[.G216];[.H216];[.I216];&quot;&quot;&quot;;&quot;)" office:value-type="string" office:string-value="data[&quot;12220011&quot;]=&quot;FLFLF FRFL LB&quot;;" calcext:value-type="string">
            <text:p>data["12220011"]="FLFLF FRFL L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17];[.L217];[.M217];[.N217];[.O217];[.P217];[.Q217];[.R217];&quot;&quot;&quot;]=&quot;&quot;&quot;;[.A217];[.B217];[.C217];[.D217];[.E217];[.F217];[.G217];[.H217];[.I217];&quot;&quot;&quot;;&quot;)" office:value-type="string" office:string-value="data[&quot;12220101&quot;]=&quot;FLFLFRF FL LB&quot;;" calcext:value-type="string">
            <text:p>data["12220101"]="FLFLFRF FL L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18];[.L218];[.M218];[.N218];[.O218];[.P218];[.Q218];[.R218];&quot;&quot;&quot;]=&quot;&quot;&quot;;[.A218];[.B218];[.C218];[.D218];[.E218];[.F218];[.G218];[.H218];[.I218];&quot;&quot;&quot;;&quot;)" office:value-type="string" office:string-value="data[&quot;12220110&quot;]=&quot;FLFL LU UR*F*U UB*&quot;;" calcext:value-type="string">
            <text:p>data["12220110"]="FLFL LU UR*F*U U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19];[.L219];[.M219];[.N219];[.O219];[.P219];[.Q219];[.R219];&quot;&quot;&quot;]=&quot;&quot;&quot;;[.A219];[.B219];[.C219];[.D219];[.E219];[.F219];[.G219];[.H219];[.I219];&quot;&quot;&quot;;&quot;)" office:value-type="string" office:string-value="data[&quot;12220212&quot;]=&quot;FLFR RFR*F FL*B&quot;;" calcext:value-type="string">
            <text:p>data["12220212"]="FLFR RFR*F FL*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20];[.L220];[.M220];[.N220];[.O220];[.P220];[.Q220];[.R220];&quot;&quot;&quot;]=&quot;&quot;&quot;;[.A220];[.B220];[.C220];[.D220];[.E220];[.F220];[.G220];[.H220];[.I220];&quot;&quot;&quot;;&quot;)" office:value-type="string" office:string-value="data[&quot;12221010&quot;]=&quot;FLFL*R RBLF*L*&quot;;" calcext:value-type="string">
            <text:p>data["12221010"]="FLFL*R RBLF*L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221];[.L221];[.M221];[.N221];[.O221];[.P221];[.Q221];[.R221];&quot;&quot;&quot;]=&quot;&quot;&quot;;[.A221];[.B221];[.C221];[.D221];[.E221];[.F221];[.G221];[.H221];[.I221];&quot;&quot;&quot;;&quot;)" office:value-type="string" office:string-value="data[&quot;12221112&quot;]=&quot;FLFL LU UR RB*R*F&quot;;" calcext:value-type="string">
            <text:p>data["12221112"]="FLFL LU UR RB*R*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222];[.L222];[.M222];[.N222];[.O222];[.P222];[.Q222];[.R222];&quot;&quot;&quot;]=&quot;&quot;&quot;;[.A222];[.B222];[.C222];[.D222];[.E222];[.F222];[.G222];[.H222];[.I222];&quot;&quot;&quot;;&quot;)" office:value-type="string" office:string-value="data[&quot;12221211&quot;]=&quot;FLFRF FR RFL*B&quot;;" calcext:value-type="string">
            <text:p>data["12221211"]="FLFRF FR RFL*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23];[.L223];[.M223];[.N223];[.O223];[.P223];[.Q223];[.R223];&quot;&quot;&quot;]=&quot;&quot;&quot;;[.A223];[.B223];[.C223];[.D223];[.E223];[.F223];[.G223];[.H223];[.I223];&quot;&quot;&quot;;&quot;)" office:value-type="string" office:string-value="data[&quot;20000202&quot;]=&quot;FLR RF*L LD DL*U UF&quot;;" calcext:value-type="string">
            <text:p>data["20000202"]="FLR RF*L LD DL*U U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24];[.L224];[.M224];[.N224];[.O224];[.P224];[.Q224];[.R224];&quot;&quot;&quot;]=&quot;&quot;&quot;;[.A224];[.B224];[.C224];[.D224];[.E224];[.F224];[.G224];[.H224];[.I224];&quot;&quot;&quot;;&quot;)" office:value-type="string" office:string-value="data[&quot;20010111&quot;]=&quot;FLFL LB BR*F*LB&quot;;" calcext:value-type="string">
            <text:p>data["20010111"]="FLFL LB BR*F*L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*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25];[.L225];[.M225];[.N225];[.O225];[.P225];[.Q225];[.R225];&quot;&quot;&quot;]=&quot;&quot;&quot;;[.A225];[.B225];[.C225];[.D225];[.E225];[.F225];[.G225];[.H225];[.I225];&quot;&quot;&quot;;&quot;)" office:value-type="string" office:string-value="data[&quot;20010222&quot;]=&quot;FLR RFL LD DL*U UF*&quot;;" calcext:value-type="string">
            <text:p>data["20010222"]="FLR RFL LD DL*U UF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26];[.L226];[.M226];[.N226];[.O226];[.P226];[.Q226];[.R226];&quot;&quot;&quot;]=&quot;&quot;&quot;;[.A226];[.B226];[.C226];[.D226];[.E226];[.F226];[.G226];[.H226];[.I226];&quot;&quot;&quot;;&quot;)" office:value-type="string" office:string-value="data[&quot;20011221&quot;]=&quot;FLF FL*FL*FL LB&quot;;" calcext:value-type="string">
            <text:p>data["20011221"]="FLF FL*FL*FL L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227];[.L227];[.M227];[.N227];[.O227];[.P227];[.Q227];[.R227];&quot;&quot;&quot;]=&quot;&quot;&quot;;[.A227];[.B227];[.C227];[.D227];[.E227];[.F227];[.G227];[.H227];[.I227];&quot;&quot;&quot;;&quot;)" office:value-type="string" office:string-value="data[&quot;20012001&quot;]=&quot;FLF FLU UBLD DF&quot;;" calcext:value-type="string">
            <text:p>data["20012001"]="FLF FLU UBLD D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28];[.L228];[.M228];[.N228];[.O228];[.P228];[.Q228];[.R228];&quot;&quot;&quot;]=&quot;&quot;&quot;;[.A228];[.B228];[.C228];[.D228];[.E228];[.F228];[.G228];[.H228];[.I228];&quot;&quot;&quot;;&quot;)" office:value-type="string" office:string-value="data[&quot;20012010&quot;]=&quot;FLF FL LU URD DFU U&quot;;" calcext:value-type="string">
            <text:p>data["20012010"]="FLF FL LU URD DFU U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29];[.L229];[.M229];[.N229];[.O229];[.P229];[.Q229];[.R229];&quot;&quot;&quot;]=&quot;&quot;&quot;;[.A229];[.B229];[.C229];[.D229];[.E229];[.F229];[.G229];[.H229];[.I229];&quot;&quot;&quot;;&quot;)" office:value-type="string" office:string-value="data[&quot;20012211&quot;]=&quot;FLF FB BU UFU UL*B&quot;;" calcext:value-type="string">
            <text:p>data["20012211"]="FLF FB BU UFU UL*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NCATENATE(&quot;data[&quot;&quot;&quot;;[.K230];[.L230];[.M230];[.N230];[.O230];[.P230];[.Q230];[.R230];&quot;&quot;&quot;]=&quot;&quot;&quot;;[.A230];[.B230];[.C230];[.D230];[.E230];[.F230];[.G230];[.H230];[.I230];&quot;&quot;&quot;;&quot;)" office:value-type="string" office:string-value="data[&quot;20020110&quot;]=&quot;FLF FLD DLF*LB&quot;;" calcext:value-type="string">
            <text:p>data["20020110"]="FLF FLD DLF*L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NCATENATE(&quot;data[&quot;&quot;&quot;;[.K231];[.L231];[.M231];[.N231];[.O231];[.P231];[.Q231];[.R231];&quot;&quot;&quot;]=&quot;&quot;&quot;;[.A231];[.B231];[.C231];[.D231];[.E231];[.F231];[.G231];[.H231];[.I231];&quot;&quot;&quot;;&quot;)" office:value-type="string" office:string-value="data[&quot;20021001&quot;]=&quot;FLF FU UL LBL*D DF*&quot;;" calcext:value-type="string">
            <text:p>data["20021001"]="FLF FU UL LBL*D DF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32];[.L232];[.M232];[.N232];[.O232];[.P232];[.Q232];[.R232];&quot;&quot;&quot;]=&quot;&quot;&quot;;[.A232];[.B232];[.C232];[.D232];[.E232];[.F232];[.G232];[.H232];[.I232];&quot;&quot;&quot;;&quot;)" office:value-type="string" office:string-value="data[&quot;20022000&quot;]=&quot;FLF*LR*U UFL LB&quot;;" calcext:value-type="string">
            <text:p>data["20022000"]="FLF*LR*U UFL L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33];[.L233];[.M233];[.N233];[.O233];[.P233];[.Q233];[.R233];&quot;&quot;&quot;]=&quot;&quot;&quot;;[.A233];[.B233];[.C233];[.D233];[.E233];[.F233];[.G233];[.H233];[.I233];&quot;&quot;&quot;;&quot;)" office:value-type="string" office:string-value="data[&quot;20101110&quot;]=&quot;FLFL LF*B BLB*U U&quot;;" calcext:value-type="string">
            <text:p>data["20101110"]="FLFL LF*B BLB*U U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34];[.L234];[.M234];[.N234];[.O234];[.P234];[.Q234];[.R234];&quot;&quot;&quot;]=&quot;&quot;&quot;;[.A234];[.B234];[.C234];[.D234];[.E234];[.F234];[.G234];[.H234];[.I234];&quot;&quot;&quot;;&quot;)" office:value-type="string" office:string-value="data[&quot;20101122&quot;]=&quot;FLF FR RB BL*F FLB*&quot;;" calcext:value-type="string">
            <text:p>data["20101122"]="FLF FR RB BL*F FL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35];[.L235];[.M235];[.N235];[.O235];[.P235];[.Q235];[.R235];&quot;&quot;&quot;]=&quot;&quot;&quot;;[.A235];[.B235];[.C235];[.D235];[.E235];[.F235];[.G235];[.H235];[.I235];&quot;&quot;&quot;;&quot;)" office:value-type="string" office:string-value="data[&quot;20110221&quot;]=&quot;FLF*RF*BL*F FL&quot;;" calcext:value-type="string">
            <text:p>data["20110221"]="FLF*RF*BL*F F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36];[.L236];[.M236];[.N236];[.O236];[.P236];[.Q236];[.R236];&quot;&quot;&quot;]=&quot;&quot;&quot;;[.A236];[.B236];[.C236];[.D236];[.E236];[.F236];[.G236];[.H236];[.I236];&quot;&quot;&quot;;&quot;)" office:value-type="string" office:string-value="data[&quot;20111010&quot;]=&quot;FLFBU UR*FD DR&quot;;" calcext:value-type="string">
            <text:p>data["20111010"]="FLFBU UR*FD DR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237];[.L237];[.M237];[.N237];[.O237];[.P237];[.Q237];[.R237];&quot;&quot;&quot;]=&quot;&quot;&quot;;[.A237];[.B237];[.C237];[.D237];[.E237];[.F237];[.G237];[.H237];[.I237];&quot;&quot;&quot;;&quot;)" office:value-type="string" office:string-value="data[&quot;20111022&quot;]=&quot;FLFBU UFL*F FL&quot;;" calcext:value-type="string">
            <text:p>data["20111022"]="FLFBU UFL*F F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38];[.L238];[.M238];[.N238];[.O238];[.P238];[.Q238];[.R238];&quot;&quot;&quot;]=&quot;&quot;&quot;;[.A238];[.B238];[.C238];[.D238];[.E238];[.F238];[.G238];[.H238];[.I238];&quot;&quot;&quot;;&quot;)" office:value-type="string" office:string-value="data[&quot;20111121&quot;]=&quot;FLFL LFBLF FL&quot;;" calcext:value-type="string">
            <text:p>data["20111121"]="FLFL LFBLF F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39];[.L239];[.M239];[.N239];[.O239];[.P239];[.Q239];[.R239];&quot;&quot;&quot;]=&quot;&quot;&quot;;[.A239];[.B239];[.C239];[.D239];[.E239];[.F239];[.G239];[.H239];[.I239];&quot;&quot;&quot;;&quot;)" office:value-type="string" office:string-value="data[&quot;20112012&quot;]=&quot;FLF FU UFU UB BL*B*&quot;;" calcext:value-type="string">
            <text:p>data["20112012"]="FLF FU UFU UB BL*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40];[.L240];[.M240];[.N240];[.O240];[.P240];[.Q240];[.R240];&quot;&quot;&quot;]=&quot;&quot;&quot;;[.A240];[.B240];[.C240];[.D240];[.E240];[.F240];[.G240];[.H240];[.I240];&quot;&quot;&quot;;&quot;)" office:value-type="string" office:string-value="data[&quot;20112021&quot;]=&quot;FLF*RBR*F*D DR&quot;;" calcext:value-type="string">
            <text:p>data["20112021"]="FLF*RBR*F*D DR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241];[.L241];[.M241];[.N241];[.O241];[.P241];[.Q241];[.R241];&quot;&quot;&quot;]=&quot;&quot;&quot;;[.A241];[.B241];[.C241];[.D241];[.E241];[.F241];[.G241];[.H241];[.I241];&quot;&quot;&quot;;&quot;)" office:value-type="string" office:string-value="data[&quot;20112201&quot;]=&quot;LFL LF FL LRFL*B&quot;;" calcext:value-type="string">
            <text:p>data["20112201"]="LFL LF FL LRFL*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42];[.L242];[.M242];[.N242];[.O242];[.P242];[.Q242];[.R242];&quot;&quot;&quot;]=&quot;&quot;&quot;;[.A242];[.B242];[.C242];[.D242];[.E242];[.F242];[.G242];[.H242];[.I242];&quot;&quot;&quot;;&quot;)" office:value-type="string" office:string-value="data[&quot;20120010&quot;]=&quot;FLFL LF FR*FLB&quot;;" calcext:value-type="string">
            <text:p>data["20120010"]="FLFL LF FR*FL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43];[.L243];[.M243];[.N243];[.O243];[.P243];[.Q243];[.R243];&quot;&quot;&quot;]=&quot;&quot;&quot;;[.A243];[.B243];[.C243];[.D243];[.E243];[.F243];[.G243];[.H243];[.I243];&quot;&quot;&quot;;&quot;)" office:value-type="string" office:string-value="data[&quot;20120022&quot;]=&quot;FLF FL LF*U URD DF&quot;;" calcext:value-type="string">
            <text:p>data["20120022"]="FLF FL LF*U URD D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44];[.L244];[.M244];[.N244];[.O244];[.P244];[.Q244];[.R244];&quot;&quot;&quot;]=&quot;&quot;&quot;;[.A244];[.B244];[.C244];[.D244];[.E244];[.F244];[.G244];[.H244];[.I244];&quot;&quot;&quot;;&quot;)" office:value-type="string" office:string-value="data[&quot;20120100&quot;]=&quot;FLFLF*L*B BL*B*&quot;;" calcext:value-type="string">
            <text:p>data["20120100"]="FLFLF*L*B BL*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245];[.L245];[.M245];[.N245];[.O245];[.P245];[.Q245];[.R245];&quot;&quot;&quot;]=&quot;&quot;&quot;;[.A245];[.B245];[.C245];[.D245];[.E245];[.F245];[.G245];[.H245];[.I245];&quot;&quot;&quot;;&quot;)" office:value-type="string" office:string-value="data[&quot;20120112&quot;]=&quot;FLFU ULU UF*L LB*&quot;;" calcext:value-type="string">
            <text:p>data["20120112"]="FLFU ULU UF*L L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46];[.L246];[.M246];[.N246];[.O246];[.P246];[.Q246];[.R246];&quot;&quot;&quot;]=&quot;&quot;&quot;;[.A246];[.B246];[.C246];[.D246];[.E246];[.F246];[.G246];[.H246];[.I246];&quot;&quot;&quot;;&quot;)" office:value-type="string" office:string-value="data[&quot;20120220&quot;]=&quot;FLFB BL*B*L*F*L&quot;;" calcext:value-type="string">
            <text:p>data["20120220"]="FLFB BL*B*L*F*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47];[.L247];[.M247];[.N247];[.O247];[.P247];[.Q247];[.R247];&quot;&quot;&quot;]=&quot;&quot;&quot;;[.A247];[.B247];[.C247];[.D247];[.E247];[.F247];[.G247];[.H247];[.I247];&quot;&quot;&quot;;&quot;)" office:value-type="string" office:string-value="data[&quot;20121210&quot;]=&quot;FLFR RB BRF*L*B&quot;;" calcext:value-type="string">
            <text:p>data["20121210"]="FLFR RB BRF*L*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48];[.L248];[.M248];[.N248];[.O248];[.P248];[.Q248];[.R248];&quot;&quot;&quot;]=&quot;&quot;&quot;;[.A248];[.B248];[.C248];[.D248];[.E248];[.F248];[.G248];[.H248];[.I248];&quot;&quot;&quot;;&quot;)" office:value-type="string" office:string-value="data[&quot;20122011&quot;]=&quot;FLFB BRF*L*B*U U&quot;;" calcext:value-type="string">
            <text:p>data["20122011"]="FLFB BRF*L*B*U U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49];[.L249];[.M249];[.N249];[.O249];[.P249];[.Q249];[.R249];&quot;&quot;&quot;]=&quot;&quot;&quot;;[.A249];[.B249];[.C249];[.D249];[.E249];[.F249];[.G249];[.H249];[.I249];&quot;&quot;&quot;;&quot;)" office:value-type="string" office:string-value="data[&quot;20122020&quot;]=&quot;FLF FLFB BL*R RB*&quot;;" calcext:value-type="string">
            <text:p>data["20122020"]="FLF FLFB BL*R R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50];[.L250];[.M250];[.N250];[.O250];[.P250];[.Q250];[.R250];&quot;&quot;&quot;]=&quot;&quot;&quot;;[.A250];[.B250];[.C250];[.D250];[.E250];[.F250];[.G250];[.H250];[.I250];&quot;&quot;&quot;;&quot;)" office:value-type="string" office:string-value="data[&quot;20122101&quot;]=&quot;FLFB*LF*B*LB*&quot;;" calcext:value-type="string">
            <text:p>data["20122101"]="FLFB*LF*B*L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251];[.L251];[.M251];[.N251];[.O251];[.P251];[.Q251];[.R251];&quot;&quot;&quot;]=&quot;&quot;&quot;;[.A251];[.B251];[.C251];[.D251];[.E251];[.F251];[.G251];[.H251];[.I251];&quot;&quot;&quot;;&quot;)" office:value-type="string" office:string-value="data[&quot;20122110&quot;]=&quot;FLF FR*F FB BL*B*U U&quot;;" calcext:value-type="string">
            <text:p>data["20122110"]="FLF FR*F FB BL*B*U U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NCATENATE(&quot;data[&quot;&quot;&quot;;[.K252];[.L252];[.M252];[.N252];[.O252];[.P252];[.Q252];[.R252];&quot;&quot;&quot;]=&quot;&quot;&quot;;[.A252];[.B252];[.C252];[.D252];[.E252];[.F252];[.G252];[.H252];[.I252];&quot;&quot;&quot;;&quot;)" office:value-type="string" office:string-value="data[&quot;20200101&quot;]=&quot;FL LFB*D DFL LR RB&quot;;" calcext:value-type="string">
            <text:p>data["20200101"]="FL LFB*D DFL LR R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NCATENATE(&quot;data[&quot;&quot;&quot;;[.K253];[.L253];[.M253];[.N253];[.O253];[.P253];[.Q253];[.R253];&quot;&quot;&quot;]=&quot;&quot;&quot;;[.A253];[.B253];[.C253];[.D253];[.E253];[.F253];[.G253];[.H253];[.I253];&quot;&quot;&quot;;&quot;)" office:value-type="string" office:string-value="data[&quot;20201010&quot;]=&quot;FLF FB BLD DR*U UF&quot;;" calcext:value-type="string">
            <text:p>data["20201010"]="FLF FB BLD DR*U U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54];[.L254];[.M254];[.N254];[.O254];[.P254];[.Q254];[.R254];&quot;&quot;&quot;]=&quot;&quot;&quot;;[.A254];[.B254];[.C254];[.D254];[.E254];[.F254];[.G254];[.H254];[.I254];&quot;&quot;&quot;;&quot;)" office:value-type="string" office:string-value="data[&quot;20210112&quot;]=&quot;FLFL LF FL*FL LB*&quot;;" calcext:value-type="string">
            <text:p>data["20210112"]="FLFL LF FL*FL L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55];[.L255];[.M255];[.N255];[.O255];[.P255];[.Q255];[.R255];&quot;&quot;&quot;]=&quot;&quot;&quot;;[.A255];[.B255];[.C255];[.D255];[.E255];[.F255];[.G255];[.H255];[.I255];&quot;&quot;&quot;;&quot;)" office:value-type="string" office:string-value="data[&quot;20210211&quot;]=&quot;FLFL LF FL*FL LB&quot;;" calcext:value-type="string">
            <text:p>data["20210211"]="FLFL LF FL*FL L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56];[.L256];[.M256];[.N256];[.O256];[.P256];[.Q256];[.R256];&quot;&quot;&quot;]=&quot;&quot;&quot;;[.A256];[.B256];[.C256];[.D256];[.E256];[.F256];[.G256];[.H256];[.I256];&quot;&quot;&quot;;&quot;)" office:value-type="string" office:string-value="data[&quot;20211111&quot;]=&quot;FLFL LFB*LF FL&quot;;" calcext:value-type="string">
            <text:p>data["20211111"]="FLFL LFB*LF F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257];[.L257];[.M257];[.N257];[.O257];[.P257];[.Q257];[.R257];&quot;&quot;&quot;]=&quot;&quot;&quot;;[.A257];[.B257];[.C257];[.D257];[.E257];[.F257];[.G257];[.H257];[.I257];&quot;&quot;&quot;;&quot;)" office:value-type="string" office:string-value="data[&quot;20212101&quot;]=&quot;FLF*R*B BU UFL*B&quot;;" calcext:value-type="string">
            <text:p>data["20212101"]="FLF*R*B BU UFL*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58];[.L258];[.M258];[.N258];[.O258];[.P258];[.Q258];[.R258];&quot;&quot;&quot;]=&quot;&quot;&quot;;[.A258];[.B258];[.C258];[.D258];[.E258];[.F258];[.G258];[.H258];[.I258];&quot;&quot;&quot;;&quot;)" office:value-type="string" office:string-value="data[&quot;20220012&quot;]=&quot;FLFL LFR RF FLB&quot;;" calcext:value-type="string">
            <text:p>data["20220012"]="FLFL LFR RF FL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59];[.L259];[.M259];[.N259];[.O259];[.P259];[.Q259];[.R259];&quot;&quot;&quot;]=&quot;&quot;&quot;;[.A259];[.B259];[.C259];[.D259];[.E259];[.F259];[.G259];[.H259];[.I259];&quot;&quot;&quot;;&quot;)" office:value-type="string" office:string-value="data[&quot;20220210&quot;]=&quot;FLFL LFR RF FLB*&quot;;" calcext:value-type="string">
            <text:p>data["20220210"]="FLFL LFR RF FL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260];[.L260];[.M260];[.N260];[.O260];[.P260];[.Q260];[.R260];&quot;&quot;&quot;]=&quot;&quot;&quot;;[.A260];[.B260];[.C260];[.D260];[.E260];[.F260];[.G260];[.H260];[.I260];&quot;&quot;&quot;;&quot;)" office:value-type="string" office:string-value="data[&quot;21000021&quot;]=&quot;FLF FLU UBLD DF*&quot;;" calcext:value-type="string">
            <text:p>data["21000021"]="FLF FLU UBLD DF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61];[.L261];[.M261];[.N261];[.O261];[.P261];[.Q261];[.R261];&quot;&quot;&quot;]=&quot;&quot;&quot;;[.A261];[.B261];[.C261];[.D261];[.E261];[.F261];[.G261];[.H261];[.I261];&quot;&quot;&quot;;&quot;)" office:value-type="string" office:string-value="data[&quot;21002202&quot;]=&quot;FLR RFL LD DL*U UF&quot;;" calcext:value-type="string">
            <text:p>data["21002202"]="FLR RFL LD DL*U U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U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62];[.L262];[.M262];[.N262];[.O262];[.P262];[.Q262];[.R262];&quot;&quot;&quot;]=&quot;&quot;&quot;;[.A262];[.B262];[.C262];[.D262];[.E262];[.F262];[.G262];[.H262];[.I262];&quot;&quot;&quot;;&quot;)" office:value-type="string" office:string-value="data[&quot;21011010&quot;]=&quot;FLFL LRF*LBU U&quot;;" calcext:value-type="string">
            <text:p>data["21011010"]="FLFL LRF*LBU U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263];[.L263];[.M263];[.N263];[.O263];[.P263];[.Q263];[.R263];&quot;&quot;&quot;]=&quot;&quot;&quot;;[.A263];[.B263];[.C263];[.D263];[.E263];[.F263];[.G263];[.H263];[.I263];&quot;&quot;&quot;;&quot;)" office:value-type="string" office:string-value="data[&quot;21012021&quot;]=&quot;FLU UF*U UB*L*F FL*&quot;;" calcext:value-type="string">
            <text:p>data["21012021"]="FLU UF*U UB*L*F FL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64];[.L264];[.M264];[.N264];[.O264];[.P264];[.Q264];[.R264];&quot;&quot;&quot;]=&quot;&quot;&quot;;[.A264];[.B264];[.C264];[.D264];[.E264];[.F264];[.G264];[.H264];[.I264];&quot;&quot;&quot;;&quot;)" office:value-type="string" office:string-value="data[&quot;21012102&quot;]=&quot;FLF FRD DF*D DL*B*&quot;;" calcext:value-type="string">
            <text:p>data["21012102"]="FLF FRD DF*D DL*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 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65];[.L265];[.M265];[.N265];[.O265];[.P265];[.Q265];[.R265];&quot;&quot;&quot;]=&quot;&quot;&quot;;[.A265];[.B265];[.C265];[.D265];[.E265];[.F265];[.G265];[.H265];[.I265];&quot;&quot;&quot;;&quot;)" office:value-type="string" office:string-value="data[&quot;21020001&quot;]=&quot;FLFLRF*L LBL L&quot;;" calcext:value-type="string">
            <text:p>data["21020001"]="FLFLRF*L LBL 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66];[.L266];[.M266];[.N266];[.O266];[.P266];[.Q266];[.R266];&quot;&quot;&quot;]=&quot;&quot;&quot;;[.A266];[.B266];[.C266];[.D266];[.E266];[.F266];[.G266];[.H266];[.I266];&quot;&quot;&quot;;&quot;)" office:value-type="string" office:string-value="data[&quot;21021120&quot;]=&quot;FLFR RFL*F FLB&quot;;" calcext:value-type="string">
            <text:p>data["21021120"]="FLFR RFL*F FL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67];[.L267];[.M267];[.N267];[.O267];[.P267];[.Q267];[.R267];&quot;&quot;&quot;]=&quot;&quot;&quot;;[.A267];[.B267];[.C267];[.D267];[.E267];[.F267];[.G267];[.H267];[.I267];&quot;&quot;&quot;;&quot;)" office:value-type="string" office:string-value="data[&quot;21100212&quot;]=&quot;FLF FU UB*LFB BL&quot;;" calcext:value-type="string">
            <text:p>data["21100212"]="FLF FU UB*LFB B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 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268];[.L268];[.M268];[.N268];[.O268];[.P268];[.Q268];[.R268];&quot;&quot;&quot;]=&quot;&quot;&quot;;[.A268];[.B268];[.C268];[.D268];[.E268];[.F268];[.G268];[.H268];[.I268];&quot;&quot;&quot;;&quot;)" office:value-type="string" office:string-value="data[&quot;21100221&quot;]=&quot;FLRFL*B BR*B*L L&quot;;" calcext:value-type="string">
            <text:p>data["21100221"]="FLRFL*B BR*B*L 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 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269];[.L269];[.M269];[.N269];[.O269];[.P269];[.Q269];[.R269];&quot;&quot;&quot;]=&quot;&quot;&quot;;[.A269];[.B269];[.C269];[.D269];[.E269];[.F269];[.G269];[.H269];[.I269];&quot;&quot;&quot;;&quot;)" office:value-type="string" office:string-value="data[&quot;21101220&quot;]=&quot;FLRFL*B BR*BL L&quot;;" calcext:value-type="string">
            <text:p>data["21101220"]="FLRFL*B BR*BL 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270];[.L270];[.M270];[.N270];[.O270];[.P270];[.Q270];[.R270];&quot;&quot;&quot;]=&quot;&quot;&quot;;[.A270];[.B270];[.C270];[.D270];[.E270];[.F270];[.G270];[.H270];[.I270];&quot;&quot;&quot;;&quot;)" office:value-type="string" office:string-value="data[&quot;21102012&quot;]=&quot;FLF FR RBL*F FLF F&quot;;" calcext:value-type="string">
            <text:p>data["21102012"]="FLF FR RBL*F FLF 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71];[.L271];[.M271];[.N271];[.O271];[.P271];[.Q271];[.R271];&quot;&quot;&quot;]=&quot;&quot;&quot;;[.A271];[.B271];[.C271];[.D271];[.E271];[.F271];[.G271];[.H271];[.I271];&quot;&quot;&quot;;&quot;)" office:value-type="string" office:string-value="data[&quot;21110001&quot;]=&quot;FLFLF FLFLB&quot;;" calcext:value-type="string">
            <text:p>data["21110001"]="FLFLF FLFL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72];[.L272];[.M272];[.N272];[.O272];[.P272];[.Q272];[.R272];&quot;&quot;&quot;]=&quot;&quot;&quot;;[.A272];[.B272];[.C272];[.D272];[.E272];[.F272];[.G272];[.H272];[.I272];&quot;&quot;&quot;;&quot;)" office:value-type="string" office:string-value="data[&quot;21111120&quot;]=&quot;FLFR RFBL*F FL&quot;;" calcext:value-type="string">
            <text:p>data["21111120"]="FLFR RFBL*F F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273];[.L273];[.M273];[.N273];[.O273];[.P273];[.Q273];[.R273];&quot;&quot;&quot;]=&quot;&quot;&quot;;[.A273];[.B273];[.C273];[.D273];[.E273];[.F273];[.G273];[.H273];[.I273];&quot;&quot;&quot;;&quot;)" office:value-type="string" office:string-value="data[&quot;21112122&quot;]=&quot;LF FRFL LRFLB&quot;;" calcext:value-type="string">
            <text:p>data["21112122"]="LF FRFL LRFL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74];[.L274];[.M274];[.N274];[.O274];[.P274];[.Q274];[.R274];&quot;&quot;&quot;]=&quot;&quot;&quot;;[.A274];[.B274];[.C274];[.D274];[.E274];[.F274];[.G274];[.H274];[.I274];&quot;&quot;&quot;;&quot;)" office:value-type="string" office:string-value="data[&quot;21120201&quot;]=&quot;FLFLU UFLBL*&quot;;" calcext:value-type="string">
            <text:p>data["21120201"]="FLFLU UFLBL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NCATENATE(&quot;data[&quot;&quot;&quot;;[.K275];[.L275];[.M275];[.N275];[.O275];[.P275];[.Q275];[.R275];&quot;&quot;&quot;]=&quot;&quot;&quot;;[.A275];[.B275];[.C275];[.D275];[.E275];[.F275];[.G275];[.H275];[.I275];&quot;&quot;&quot;;&quot;)" office:value-type="string" office:string-value="data[&quot;21121221&quot;]=&quot;FLF FL LF*LF FLB&quot;;" calcext:value-type="string">
            <text:p>data["21121221"]="FLF FL LF*LF FL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76];[.L276];[.M276];[.N276];[.O276];[.P276];[.Q276];[.R276];&quot;&quot;&quot;]=&quot;&quot;&quot;;[.A276];[.B276];[.C276];[.D276];[.E276];[.F276];[.G276];[.H276];[.I276];&quot;&quot;&quot;;&quot;)" office:value-type="string" office:string-value="data[&quot;21122100&quot;]=&quot;FLF FB BD DF*D DL*B*&quot;;" calcext:value-type="string">
            <text:p>data["21122100"]="FLF FB BD DF*D DL*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*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277];[.L277];[.M277];[.N277];[.O277];[.P277];[.Q277];[.R277];&quot;&quot;&quot;]=&quot;&quot;&quot;;[.A277];[.B277];[.C277];[.D277];[.E277];[.F277];[.G277];[.H277];[.I277];&quot;&quot;&quot;;&quot;)" office:value-type="string" office:string-value="data[&quot;21201012&quot;]=&quot;FLFB BR RF*L*F FB*&quot;;" calcext:value-type="string">
            <text:p>data["21201012"]="FLFB BR RF*L*F F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278];[.L278];[.M278];[.N278];[.O278];[.P278];[.Q278];[.R278];&quot;&quot;&quot;]=&quot;&quot;&quot;;[.A278];[.B278];[.C278];[.D278];[.E278];[.F278];[.G278];[.H278];[.I278];&quot;&quot;&quot;;&quot;)" office:value-type="string" office:string-value="data[&quot;21201210&quot;]=&quot;FLFB BR RF*L*F FB&quot;;" calcext:value-type="string">
            <text:p>data["21201210"]="FLFB BR RF*L*F F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279];[.L279];[.M279];[.N279];[.O279];[.P279];[.Q279];[.R279];&quot;&quot;&quot;]=&quot;&quot;&quot;;[.A279];[.B279];[.C279];[.D279];[.E279];[.F279];[.G279];[.H279];[.I279];&quot;&quot;&quot;;&quot;)" office:value-type="string" office:string-value="data[&quot;21210000&quot;]=&quot;FLRFLRU UD DF&quot;;" calcext:value-type="string">
            <text:p>data["21210000"]="FLRFLRU UD D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80];[.L280];[.M280];[.N280];[.O280];[.P280];[.Q280];[.R280];&quot;&quot;&quot;]=&quot;&quot;&quot;;[.A280];[.B280];[.C280];[.D280];[.E280];[.F280];[.G280];[.H280];[.I280];&quot;&quot;&quot;;&quot;)" office:value-type="string" office:string-value="data[&quot;21210120&quot;]=&quot;FLFL*R*B*L*F*L&quot;;" calcext:value-type="string">
            <text:p>data["21210120"]="FLFL*R*B*L*F*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81];[.L281];[.M281];[.N281];[.O281];[.P281];[.Q281];[.R281];&quot;&quot;&quot;]=&quot;&quot;&quot;;[.A281];[.B281];[.C281];[.D281];[.E281];[.F281];[.G281];[.H281];[.I281];&quot;&quot;&quot;;&quot;)" office:value-type="string" office:string-value="data[&quot;21210201&quot;]=&quot;FLFL*FBLFL&quot;;" calcext:value-type="string">
            <text:p>data["21210201"]="FLFL*FBLF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82];[.L282];[.M282];[.N282];[.O282];[.P282];[.Q282];[.R282];&quot;&quot;&quot;]=&quot;&quot;&quot;;[.A282];[.B282];[.C282];[.D282];[.E282];[.F282];[.G282];[.H282];[.I282];&quot;&quot;&quot;;&quot;)" office:value-type="string" office:string-value="data[&quot;21211110&quot;]=&quot;FLFL*R*B*LF*L&quot;;" calcext:value-type="string">
            <text:p>data["21211110"]="FLFL*R*B*LF*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83];[.L283];[.M283];[.N283];[.O283];[.P283];[.Q283];[.R283];&quot;&quot;&quot;]=&quot;&quot;&quot;;[.A283];[.B283];[.C283];[.D283];[.E283];[.F283];[.G283];[.H283];[.I283];&quot;&quot;&quot;;&quot;)" office:value-type="string" office:string-value="data[&quot;21211200&quot;]=&quot;FLFL*FB*LFL&quot;;" calcext:value-type="string">
            <text:p>data["21211200"]="FLFL*FB*LF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 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NCATENATE(&quot;data[&quot;&quot;&quot;;[.K284];[.L284];[.M284];[.N284];[.O284];[.P284];[.Q284];[.R284];&quot;&quot;&quot;]=&quot;&quot;&quot;;[.A284];[.B284];[.C284];[.D284];[.E284];[.F284];[.G284];[.H284];[.I284];&quot;&quot;&quot;;&quot;)" office:value-type="string" office:string-value="data[&quot;21211212&quot;]=&quot;FLF FU UFU UL*B*L L&quot;;" calcext:value-type="string">
            <text:p>data["21211212"]="FLF FU UFU UL*B*L 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*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85];[.L285];[.M285];[.N285];[.O285];[.P285];[.Q285];[.R285];&quot;&quot;&quot;]=&quot;&quot;&quot;;[.A285];[.B285];[.C285];[.D285];[.E285];[.F285];[.G285];[.H285];[.I285];&quot;&quot;&quot;;&quot;)" office:value-type="string" office:string-value="data[&quot;21211221&quot;]=&quot;FLFU UL LR RBL*F*&quot;;" calcext:value-type="string">
            <text:p>data["21211221"]="FLFU UL LR RBL*F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286];[.L286];[.M286];[.N286];[.O286];[.P286];[.Q286];[.R286];&quot;&quot;&quot;]=&quot;&quot;&quot;;[.A286];[.B286];[.C286];[.D286];[.E286];[.F286];[.G286];[.H286];[.I286];&quot;&quot;&quot;;&quot;)" office:value-type="string" office:string-value="data[&quot;21221112&quot;]=&quot;FLFLB*L*U ULF*&quot;;" calcext:value-type="string">
            <text:p>data["21221112"]="FLFLB*L*U ULF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CONCATENATE(&quot;data[&quot;&quot;&quot;;[.K287];[.L287];[.M287];[.N287];[.O287];[.P287];[.Q287];[.R287];&quot;&quot;&quot;]=&quot;&quot;&quot;;[.A287];[.B287];[.C287];[.D287];[.E287];[.F287];[.G287];[.H287];[.I287];&quot;&quot;&quot;;&quot;)" office:value-type="string" office:string-value="data[&quot;22000011&quot;]=&quot;FLF FU UL LBL*D DF&quot;;" calcext:value-type="string">
            <text:p>data["22000011"]="FLF FU UL LBL*D D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 L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88];[.L288];[.M288];[.N288];[.O288];[.P288];[.Q288];[.R288];&quot;&quot;&quot;]=&quot;&quot;&quot;;[.A288];[.B288];[.C288];[.D288];[.E288];[.F288];[.G288];[.H288];[.I288];&quot;&quot;&quot;;&quot;)" office:value-type="string" office:string-value="data[&quot;22000101&quot;]=&quot;FLFL LF*LF FBL L&quot;;" calcext:value-type="string">
            <text:p>data["22000101"]="FLFL LF*LF FBL 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89];[.L289];[.M289];[.N289];[.O289];[.P289];[.Q289];[.R289];&quot;&quot;&quot;]=&quot;&quot;&quot;;[.A289];[.B289];[.C289];[.D289];[.E289];[.F289];[.G289];[.H289];[.I289];&quot;&quot;&quot;;&quot;)" office:value-type="string" office:string-value="data[&quot;22010112&quot;]=&quot;FLF FR RF*R*F*L*B*&quot;;" calcext:value-type="string">
            <text:p>data["22010112"]="FLF FR RF*R*F*L*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290];[.L290];[.M290];[.N290];[.O290];[.P290];[.Q290];[.R290];&quot;&quot;&quot;]=&quot;&quot;&quot;;[.A290];[.B290];[.C290];[.D290];[.E290];[.F290];[.G290];[.H290];[.I290];&quot;&quot;&quot;;&quot;)" office:value-type="string" office:string-value="data[&quot;22010211&quot;]=&quot;FLFR*FR RF FL*B*&quot;;" calcext:value-type="string">
            <text:p>data["22010211"]="FLFR*FR RF FL*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*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291];[.L291];[.M291];[.N291];[.O291];[.P291];[.Q291];[.R291];&quot;&quot;&quot;]=&quot;&quot;&quot;;[.A291];[.B291];[.C291];[.D291];[.E291];[.F291];[.G291];[.H291];[.I291];&quot;&quot;&quot;;&quot;)" office:value-type="string" office:string-value="data[&quot;22021011&quot;]=&quot;FLFL*F FBRF*R*&quot;;" calcext:value-type="string">
            <text:p>data["22021011"]="FLFL*F FBRF*R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92];[.L292];[.M292];[.N292];[.O292];[.P292];[.Q292];[.R292];&quot;&quot;&quot;]=&quot;&quot;&quot;;[.A292];[.B292];[.C292];[.D292];[.E292];[.F292];[.G292];[.H292];[.I292];&quot;&quot;&quot;;&quot;)" office:value-type="string" office:string-value="data[&quot;22022010&quot;]=&quot;FLFLR*D DF*L LB&quot;;" calcext:value-type="string">
            <text:p>data["22022010"]="FLFLR*D DF*L L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93];[.L293];[.M293];[.N293];[.O293];[.P293];[.Q293];[.R293];&quot;&quot;&quot;]=&quot;&quot;&quot;;[.A293];[.B293];[.C293];[.D293];[.E293];[.F293];[.G293];[.H293];[.I293];&quot;&quot;&quot;;&quot;)" office:value-type="string" office:string-value="data[&quot;22022211&quot;]=&quot;FLFR RFR RF FL*B*&quot;;" calcext:value-type="string">
            <text:p>data["22022211"]="FLFR RFR RF FL*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 L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294];[.L294];[.M294];[.N294];[.O294];[.P294];[.Q294];[.R294];&quot;&quot;&quot;]=&quot;&quot;&quot;;[.A294];[.B294];[.C294];[.D294];[.E294];[.F294];[.G294];[.H294];[.I294];&quot;&quot;&quot;;&quot;)" office:value-type="string" office:string-value="data[&quot;22100211&quot;]=&quot;FLFU UL*FU UBL L&quot;;" calcext:value-type="string">
            <text:p>data["22100211"]="FLFU UL*FU UBL 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95];[.L295];[.M295];[.N295];[.O295];[.P295];[.Q295];[.R295];&quot;&quot;&quot;]=&quot;&quot;&quot;;[.A295];[.B295];[.C295];[.D295];[.E295];[.F295];[.G295];[.H295];[.I295];&quot;&quot;&quot;;&quot;)" office:value-type="string" office:string-value="data[&quot;22102212&quot;]=&quot;FLF FR RU UFU UL*B&quot;;" calcext:value-type="string">
            <text:p>data["22102212"]="FLF FR RU UFU UL*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96];[.L296];[.M296];[.N296];[.O296];[.P296];[.Q296];[.R296];&quot;&quot;&quot;]=&quot;&quot;&quot;;[.A296];[.B296];[.C296];[.D296];[.E296];[.F296];[.G296];[.H296];[.I296];&quot;&quot;&quot;;&quot;)" office:value-type="string" office:string-value="data[&quot;22102221&quot;]=&quot;FLF FL*B*U UBR*B&quot;;" calcext:value-type="string">
            <text:p>data["22102221"]="FLF FL*B*U UBR*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297];[.L297];[.M297];[.N297];[.O297];[.P297];[.Q297];[.R297];&quot;&quot;&quot;]=&quot;&quot;&quot;;[.A297];[.B297];[.C297];[.D297];[.E297];[.F297];[.G297];[.H297];[.I297];&quot;&quot;&quot;;&quot;)" office:value-type="string" office:string-value="data[&quot;22110000&quot;]=&quot;FLU UFL LF FU UR*B&quot;;" calcext:value-type="string">
            <text:p>data["22110000"]="FLU UFL LF FU UR*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98];[.L298];[.M298];[.N298];[.O298];[.P298];[.Q298];[.R298];&quot;&quot;&quot;]=&quot;&quot;&quot;;[.A298];[.B298];[.C298];[.D298];[.E298];[.F298];[.G298];[.H298];[.I298];&quot;&quot;&quot;;&quot;)" office:value-type="string" office:string-value="data[&quot;22110201&quot;]=&quot;FLFL LFU UR*U UB&quot;;" calcext:value-type="string">
            <text:p>data["22110201"]="FLFL LFU UR*U U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299];[.L299];[.M299];[.N299];[.O299];[.P299];[.Q299];[.R299];&quot;&quot;&quot;]=&quot;&quot;&quot;;[.A299];[.B299];[.C299];[.D299];[.E299];[.F299];[.G299];[.H299];[.I299];&quot;&quot;&quot;;&quot;)" office:value-type="string" office:string-value="data[&quot;22111101&quot;]=&quot;FLFL LFLF FL*B&quot;;" calcext:value-type="string">
            <text:p>data["22111101"]="FLFL LFLF FL*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300];[.L300];[.M300];[.N300];[.O300];[.P300];[.Q300];[.R300];&quot;&quot;&quot;]=&quot;&quot;&quot;;[.A300];[.B300];[.C300];[.D300];[.E300];[.F300];[.G300];[.H300];[.I300];&quot;&quot;&quot;;&quot;)" office:value-type="string" office:string-value="data[&quot;22111212&quot;]=&quot;FLFR*BR*FD DR*&quot;;" calcext:value-type="string">
            <text:p>data["22111212"]="FLFR*BR*FD DR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301];[.L301];[.M301];[.N301];[.O301];[.P301];[.Q301];[.R301];&quot;&quot;&quot;]=&quot;&quot;&quot;;[.A301];[.B301];[.C301];[.D301];[.E301];[.F301];[.G301];[.H301];[.I301];&quot;&quot;&quot;;&quot;)" office:value-type="string" office:string-value="data[&quot;22120011&quot;]=&quot;FLFL LU UR*F*U UB&quot;;" calcext:value-type="string">
            <text:p>data["22120011"]="FLFL LU UR*F*U U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*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302];[.L302];[.M302];[.N302];[.O302];[.P302];[.Q302];[.R302];&quot;&quot;&quot;]=&quot;&quot;&quot;;[.A302];[.B302];[.C302];[.D302];[.E302];[.F302];[.G302];[.H302];[.I302];&quot;&quot;&quot;;&quot;)" office:value-type="string" office:string-value="data[&quot;22120110&quot;]=&quot;FLFLF FRFL LB*&quot;;" calcext:value-type="string">
            <text:p>data["22120110"]="FLFLF FRFL L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303];[.L303];[.M303];[.N303];[.O303];[.P303];[.Q303];[.R303];&quot;&quot;&quot;]=&quot;&quot;&quot;;[.A303];[.B303];[.C303];[.D303];[.E303];[.F303];[.G303];[.H303];[.I303];&quot;&quot;&quot;;&quot;)" office:value-type="string" office:string-value="data[&quot;22120212&quot;]=&quot;FLFR RFR*F FL*B*&quot;;" calcext:value-type="string">
            <text:p>data["22120212"]="FLFR RFR*F FL*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*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304];[.L304];[.M304];[.N304];[.O304];[.P304];[.Q304];[.R304];&quot;&quot;&quot;]=&quot;&quot;&quot;;[.A304];[.B304];[.C304];[.D304];[.E304];[.F304];[.G304];[.H304];[.I304];&quot;&quot;&quot;;&quot;)" office:value-type="string" office:string-value="data[&quot;22120221&quot;]=&quot;FLFLU ULBL*F*&quot;;" calcext:value-type="string">
            <text:p>data["22120221"]="FLFLU ULBL*F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305];[.L305];[.M305];[.N305];[.O305];[.P305];[.Q305];[.R305];&quot;&quot;&quot;]=&quot;&quot;&quot;;[.A305];[.B305];[.C305];[.D305];[.E305];[.F305];[.G305];[.H305];[.I305];&quot;&quot;&quot;;&quot;)" office:value-type="string" office:string-value="data[&quot;22122012&quot;]=&quot;FLFR RF FR*FL*B*&quot;;" calcext:value-type="string">
            <text:p>data["22122012"]="FLFR RF FR*FL*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306];[.L306];[.M306];[.N306];[.O306];[.P306];[.Q306];[.R306];&quot;&quot;&quot;]=&quot;&quot;&quot;;[.A306];[.B306];[.C306];[.D306];[.E306];[.F306];[.G306];[.H306];[.I306];&quot;&quot;&quot;;&quot;)" office:value-type="string" office:string-value="data[&quot;22122201&quot;]=&quot;FLFLU ULBL*F&quot;;" calcext:value-type="string">
            <text:p>data["22122201"]="FLFLU ULBL*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U U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307];[.L307];[.M307];[.N307];[.O307];[.P307];[.Q307];[.R307];&quot;&quot;&quot;]=&quot;&quot;&quot;;[.A307];[.B307];[.C307];[.D307];[.E307];[.F307];[.G307];[.H307];[.I307];&quot;&quot;&quot;;&quot;)" office:value-type="string" office:string-value="data[&quot;22200021&quot;]=&quot;FLFL*B*L*F*L*U U&quot;;" calcext:value-type="string">
            <text:p>data["22200021"]="FLFL*B*L*F*L*U U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308];[.L308];[.M308];[.N308];[.O308];[.P308];[.Q308];[.R308];&quot;&quot;&quot;]=&quot;&quot;&quot;;[.A308];[.B308];[.C308];[.D308];[.E308];[.F308];[.G308];[.H308];[.I308];&quot;&quot;&quot;;&quot;)" office:value-type="string" office:string-value="data[&quot;22201011&quot;]=&quot;FLFL*F FBRF*R&quot;;" calcext:value-type="string">
            <text:p>data["22201011"]="FLFL*F FBRF*R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309];[.L309];[.M309];[.N309];[.O309];[.P309];[.Q309];[.R309];&quot;&quot;&quot;]=&quot;&quot;&quot;;[.A309];[.B309];[.C309];[.D309];[.E309];[.F309];[.G309];[.H309];[.I309];&quot;&quot;&quot;;&quot;)" office:value-type="string" office:string-value="data[&quot;22201101&quot;]=&quot;FLFL*F FB*RF*R&quot;;" calcext:value-type="string">
            <text:p>data["22201101"]="FLFL*F FB*RF*R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310];[.L310];[.M310];[.N310];[.O310];[.P310];[.Q310];[.R310];&quot;&quot;&quot;]=&quot;&quot;&quot;;[.A310];[.B310];[.C310];[.D310];[.E310];[.F310];[.G310];[.H310];[.I310];&quot;&quot;&quot;;&quot;)" office:value-type="string" office:string-value="data[&quot;22201110&quot;]=&quot;FLFL*B*LF*LF F&quot;;" calcext:value-type="string">
            <text:p>data["22201110"]="FLFL*B*LF*LF 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311];[.L311];[.M311];[.N311];[.O311];[.P311];[.Q311];[.R311];&quot;&quot;&quot;]=&quot;&quot;&quot;;[.A311];[.B311];[.C311];[.D311];[.E311];[.F311];[.G311];[.H311];[.I311];&quot;&quot;&quot;;&quot;)" office:value-type="string" office:string-value="data[&quot;22210200&quot;]=&quot;FLFL*FB*L*FL&quot;;" calcext:value-type="string">
            <text:p>data["22210200"]="FLFL*FB*L*FL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312];[.L312];[.M312];[.N312];[.O312];[.P312];[.Q312];[.R312];&quot;&quot;&quot;]=&quot;&quot;&quot;;[.A312];[.B312];[.C312];[.D312];[.E312];[.F312];[.G312];[.H312];[.I312];&quot;&quot;&quot;;&quot;)" office:value-type="string" office:string-value="data[&quot;22210212&quot;]=&quot;FLFR*FR*F FL*B&quot;;" calcext:value-type="string">
            <text:p>data["22210212"]="FLFR*FR*F FL*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313];[.L313];[.M313];[.N313];[.O313];[.P313];[.Q313];[.R313];&quot;&quot;&quot;]=&quot;&quot;&quot;;[.A313];[.B313];[.C313];[.D313];[.E313];[.F313];[.G313];[.H313];[.I313];&quot;&quot;&quot;;&quot;)" office:value-type="string" office:string-value="data[&quot;22211112&quot;]=&quot;FLFLB*L*U ULF&quot;;" calcext:value-type="string">
            <text:p>data["22211112"]="FLFLB*L*U UL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314];[.L314];[.M314];[.N314];[.O314];[.P314];[.Q314];[.R314];&quot;&quot;&quot;]=&quot;&quot;&quot;;[.A314];[.B314];[.C314];[.D314];[.E314];[.F314];[.G314];[.H314];[.I314];&quot;&quot;&quot;;&quot;)" office:value-type="string" office:string-value="data[&quot;22212000&quot;]=&quot;FLFL*FB*L*FL*&quot;;" calcext:value-type="string">
            <text:p>data["22212000"]="FLFL*FB*L*FL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*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315];[.L315];[.M315];[.N315];[.O315];[.P315];[.Q315];[.R315];&quot;&quot;&quot;]=&quot;&quot;&quot;;[.A315];[.B315];[.C315];[.D315];[.E315];[.F315];[.G315];[.H315];[.I315];&quot;&quot;&quot;;&quot;)" office:value-type="string" office:string-value="data[&quot;22212102&quot;]=&quot;FLFLF FL*FL*B*&quot;;" calcext:value-type="string">
            <text:p>data["22212102"]="FLFLF FL*FL*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316];[.L316];[.M316];[.N316];[.O316];[.P316];[.Q316];[.R316];&quot;&quot;&quot;]=&quot;&quot;&quot;;[.A316];[.B316];[.C316];[.D316];[.E316];[.F316];[.G316];[.H316];[.I316];&quot;&quot;&quot;;&quot;)" office:value-type="string" office:string-value="data[&quot;22212201&quot;]=&quot;FLFLF FL*FL*B&quot;;" calcext:value-type="string">
            <text:p>data["22212201"]="FLFLF FL*FL*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317];[.L317];[.M317];[.N317];[.O317];[.P317];[.Q317];[.R317];&quot;&quot;&quot;]=&quot;&quot;&quot;;[.A317];[.B317];[.C317];[.D317];[.E317];[.F317];[.G317];[.H317];[.I317];&quot;&quot;&quot;;&quot;)" office:value-type="string" office:string-value="data[&quot;22220001&quot;]=&quot;FLFLFL LF FL LB&quot;;" calcext:value-type="string">
            <text:p>data["22220001"]="FLFLFL LF FL L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318];[.L318];[.M318];[.N318];[.O318];[.P318];[.Q318];[.R318];&quot;&quot;&quot;]=&quot;&quot;&quot;;[.A318];[.B318];[.C318];[.D318];[.E318];[.F318];[.G318];[.H318];[.I318];&quot;&quot;&quot;;&quot;)" office:value-type="string" office:string-value="data[&quot;22220022&quot;]=&quot;FLFL*F*RFR*B&quot;;" calcext:value-type="string">
            <text:p>data["22220022"]="FLFL*F*RFR*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*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319];[.L319];[.M319];[.N319];[.O319];[.P319];[.Q319];[.R319];&quot;&quot;&quot;]=&quot;&quot;&quot;;[.A319];[.B319];[.C319];[.D319];[.E319];[.F319];[.G319];[.H319];[.I319];&quot;&quot;&quot;;&quot;)" office:value-type="string" office:string-value="data[&quot;22220112&quot;]=&quot;FLFLF FR*FL LB*&quot;;" calcext:value-type="string">
            <text:p>data["22220112"]="FLFLF FR*FL L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B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320];[.L320];[.M320];[.N320];[.O320];[.P320];[.Q320];[.R320];&quot;&quot;&quot;]=&quot;&quot;&quot;;[.A320];[.B320];[.C320];[.D320];[.E320];[.F320];[.G320];[.H320];[.I320];&quot;&quot;&quot;;&quot;)" office:value-type="string" office:string-value="data[&quot;22220211&quot;]=&quot;FLFLF FR*FL LB&quot;;" calcext:value-type="string">
            <text:p>data["22220211"]="FLFLF FR*FL L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B*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321];[.L321];[.M321];[.N321];[.O321];[.P321];[.Q321];[.R321];&quot;&quot;&quot;]=&quot;&quot;&quot;;[.A321];[.B321];[.C321];[.D321];[.E321];[.F321];[.G321];[.H321];[.I321];&quot;&quot;&quot;;&quot;)" office:value-type="string" office:string-value="data[&quot;22220220&quot;]=&quot;FLFL*F*RFR*B*&quot;;" calcext:value-type="string">
            <text:p>data["22220220"]="FLFL*F*RFR*B*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*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data[&quot;&quot;&quot;;[.K322];[.L322];[.M322];[.N322];[.O322];[.P322];[.Q322];[.R322];&quot;&quot;&quot;]=&quot;&quot;&quot;;[.A322];[.B322];[.C322];[.D322];[.E322];[.F322];[.G322];[.H322];[.I322];&quot;&quot;&quot;;&quot;)" office:value-type="string" office:string-value="data[&quot;22221111&quot;]=&quot;FLFRB BR*F*L*B&quot;;" calcext:value-type="string">
            <text:p>data["22221111"]="FLFRB BR*F*L*B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</text:p>
          </table:table-cell>
          <table:table-cell/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CONCATENATE(&quot;data[&quot;&quot;&quot;;[.K323];[.L323];[.M323];[.N323];[.O323];[.P323];[.Q323];[.R323];&quot;&quot;&quot;]=&quot;&quot;&quot;;[.A323];[.B323];[.C323];[.D323];[.E323];[.F323];[.G323];[.H323];[.I323];&quot;&quot;&quot;;&quot;)" office:value-type="string" office:string-value="data[&quot;22222020&quot;]=&quot;FLF FR RU ULD DR*F&quot;;" calcext:value-type="string">
            <text:p>data["22222020"]="FLF FR RU ULD DR*F"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*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L*</text:p>
          </table:table-cell>
          <table:table-cell office:value-type="string" calcext:value-type="string">
            <text:p>B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CONCATENATE(&quot;data[&quot;&quot;&quot;;[.K324];[.L324];[.M324];[.N324];[.O324];[.P324];[.Q324];[.R324];&quot;&quot;&quot;]=&quot;&quot;&quot;;[.A324];[.B324];[.C324];[.D324];[.E324];[.F324];[.G324];[.H324];[.I324];&quot;&quot;&quot;;&quot;)" office:value-type="string" office:string-value="data[&quot;22222212&quot;]=&quot;FLFRFR*F FL*B&quot;;" calcext:value-type="string">
            <text:p>data["22222212"]="FLFRFR*F FL*B";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t" fo:country="E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 style:data-style-name="N2" text:time-value="22:27:25.788087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4T19:44:56.248062867</dc:date>
    <meta:editing-duration>P2DT23H18M46S</meta:editing-duration>
    <meta:editing-cycles>4</meta:editing-cycles>
    <meta:generator>LibreOffice/5.1.6.2$Linux_X86_64 LibreOffice_project/10m0$Build-2</meta:generator>
    <meta:document-statistic meta:table-count="1" meta:cell-count="6194" meta:object-count="0"/>
  </office:meta>
</office:document-meta>
</file>